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7362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8.1126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4.7228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3.736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448in" fo:break-before="auto" style:use-optimal-row-height="fals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9791in" fo:break-before="auto" style:use-optimal-row-height="false"/>
    </style:style>
    <style:style style:name="ro9" style:family="table-row">
      <style:table-row-properties style:row-height="1.4583in" fo:break-before="auto" style:use-optimal-row-height="true"/>
    </style:style>
    <style:style style:name="ro10" style:family="table-row">
      <style:table-row-properties style:row-height="1.2811in" fo:break-before="auto" style:use-optimal-row-height="false"/>
    </style:style>
    <style:style style:name="ro11" style:family="table-row">
      <style:table-row-properties style:row-height="0.3126in" fo:break-before="auto" style:use-optimal-row-height="false"/>
    </style:style>
    <style:style style:name="ta1" style:family="table" style:master-page-name="PageStyle_5f_Begleitprotokoll">
      <style:table-properties table:display="true" style:writing-mode="lr-tb"/>
    </style:style>
    <style:style style:name="ta2" style:family="table" style:master-page-name="PageStyle_5f_Betreuungsprotokoll">
      <style:table-properties table:display="true" style:writing-mode="lr-tb"/>
    </style:style>
    <style:style style:name="ta3" style:family="table" style:master-page-name="PageStyle_5f_Wochenstunden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45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1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3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1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3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44">
      <style:table-cell-properties fo:border-bottom="none" fo:background-color="#ffff99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2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8" style:family="table-cell" style:parent-style-name="Default">
      <style:table-cell-properties style:diagonal-bl-tr="none" style:diagonal-tl-br="none" fo:border="0.74pt solid #000000" style:rotation-align="non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2">
      <style:table-cell-properties style:rotation-align="none"/>
    </style:style>
    <style:style style:name="ce69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Calibri" fo:color="#000000" style:font-style-asian="normal" style:font-weight-complex="bold" style:font-weight-asian="bold" style:font-size-complex="10pt" style:font-size-asian="10pt" style:font-name-complex="Calibri" fo:text-shadow="none" style:text-position="33% 58%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2" style:family="text">
      <style:text-properties style:font-name="Calibri" fo:color="#000000" style:font-style-asian="normal" style:font-name-complex="Calibri" fo:text-shadow="none" style:text-outline="false" fo:font-style="normal" style:text-line-through-type="none" style:text-underline-style="none" style:text-underline-color="font-color" style:font-style-complex="normal" fo:font-size="11pt" fo:font-weight="normal" style:text-position="0% 100%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gleitprotokoll" table:style-name="ta1" table:print-ranges="Begleitprotokoll.A1:Begleitprotokoll.H30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8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7"/>
        <table:table-column table:style-name="co2" table:number-columns-repeated="1016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Name:</text:p>
          </table:table-cell>
          <table:covered-table-cell table:number-columns-repeated="2" table:style-name="ce1"/>
          <table:table-cell table:style-name="ce3" office:value-type="string" calcext:value-type="string" table:number-columns-spanned="5" table:number-rows-spanned="1">
            <text:p>Clemens Pruggmayer</text:p>
          </table:table-cell>
          <table:covered-table-cell table:number-columns-repeated="3" table:style-name="ce19"/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Summe:</text:p>
          </table:table-cell>
          <table:covered-table-cell table:number-columns-repeated="3" table:style-name="ce2"/>
          <table:table-cell table:style-name="ce20" table:formula="of:=SUM([.E5:.E203])" office:value-type="float" office:value="23.41" calcext:value-type="float">
            <text:p>23.41</text:p>
          </table:table-cell>
          <table:table-cell table:style-name="ce20" table:formula="of:=SUM([.F5:.F203])" office:value-type="float" office:value="110.09" calcext:value-type="float">
            <text:p>110.09</text:p>
          </table:table-cell>
          <table:table-cell table:style-name="ce26" table:formula="of:=SUM([.G5:.G203])" office:value-type="float" office:value="133.5" calcext:value-type="float">
            <text:p>133.5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Datum:</text:p>
          </table:table-cell>
          <table:table-cell table:style-name="ce8" office:value-type="string" calcext:value-type="string" table:number-columns-spanned="1" table:number-rows-spanned="2">
            <text:p>KW</text:p>
          </table:table-cell>
          <table:table-cell table:style-name="ce11" office:value-type="string" calcext:value-type="string" table:number-columns-spanned="2" table:number-rows-spanned="1">
            <text:p>Zeit</text:p>
          </table:table-cell>
          <table:covered-table-cell table:style-name="ce11"/>
          <table:table-cell table:style-name="ce21" office:value-type="string" calcext:value-type="string" table:number-columns-spanned="1" table:number-rows-spanned="2">
            <text:p><text:span text:style-name="T1">h</text:span><text:span text:style-name="T2"> Schule:</text:span></text:p>
          </table:table-cell>
          <table:table-cell table:style-name="ce25" office:value-type="string" calcext:value-type="string" table:number-columns-spanned="1" table:number-rows-spanned="2">
            <text:p><text:span text:style-name="T1">h</text:span><text:span text:style-name="T2"> Freizeit:</text:span></text:p>
          </table:table-cell>
          <table:table-cell table:style-name="ce25" office:value-type="string" calcext:value-type="string" table:number-columns-spanned="1" table:number-rows-spanned="2">
            <text:p><text:span text:style-name="T1">h</text:span><text:span text:style-name="T2"> Gesamt:</text:span></text:p>
          </table:table-cell>
          <table:table-cell table:style-name="ce25" office:value-type="string" calcext:value-type="string" table:number-columns-spanned="1" table:number-rows-spanned="2">
            <text:p>Tätigkeit</text:p>
          </table:table-cell>
          <table:table-cell table:number-columns-repeated="226"/>
          <table:table-cell table:style-name="ce34" table:number-columns-repeated="790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>
            <text:p>von </text:p>
          </table:table-cell>
          <table:table-cell table:style-name="ce15" office:value-type="string" calcext:value-type="string">
            <text:p>bis</text:p>
          </table:table-cell>
          <table:covered-table-cell table:style-name="ce21"/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3">
          <table:table-cell table:style-name="ce4" office:value-type="date" office:date-value="2020-04-29" calcext:value-type="date">
            <text:p>29/04/20</text:p>
          </table:table-cell>
          <table:table-cell table:style-name="ce9" table:formula="of:=TRUNC(([.A5]-DATE(YEAR([.A5]+3-MOD([.A5]-2;7));1;MOD([.A5]-2;7)-9))/7)" office:value-type="float" office:value="18" calcext:value-type="float">
            <text:p>18</text:p>
          </table:table-cell>
          <table:table-cell table:style-name="ce13" office:value-type="time" office:time-value="PT13H30M00S" calcext:value-type="time">
            <text:p>13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table:formula="of:=[.G5]-[.E5]" office:value-type="float" office:value="4.5" calcext:value-type="float">
            <text:p>4.50</text:p>
          </table:table-cell>
          <table:table-cell table:style-name="ce22" table:formula="of:=HOUR([.$D5]-[.$C5])+MINUTE([.$D5]-[.$C5])/60" office:value-type="float" office:value="4.5" calcext:value-type="float">
            <text:p>4.50</text:p>
          </table:table-cell>
          <table:table-cell table:style-name="ce29" office:value-type="string" calcext:value-type="string">
            <text:p>Beginn QR to CMD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01" calcext:value-type="date">
            <text:p>01/05/20</text:p>
          </table:table-cell>
          <table:table-cell table:style-name="ce9" table:formula="of:=TRUNC(([.A6]-DATE(YEAR([.A6]+3-MOD([.A6]-2;7));1;MOD([.A6]-2;7)-9))/7)" office:value-type="float" office:value="18" calcext:value-type="float">
            <text:p>18</text:p>
          </table:table-cell>
          <table:table-cell table:style-name="ce13" office:value-type="time" office:time-value="PT13H00M00S" calcext:value-type="time">
            <text:p>13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6]-[.E6]" office:value-type="float" office:value="2" calcext:value-type="float">
            <text:p>2.00</text:p>
          </table:table-cell>
          <table:table-cell table:style-name="ce22" table:formula="of:=HOUR([.$D6]-[.$C6])+MINUTE([.$D6]-[.$C6])/60" office:value-type="float" office:value="2" calcext:value-type="float">
            <text:p>2.00</text:p>
          </table:table-cell>
          <table:table-cell table:style-name="ce30" office:value-type="string" calcext:value-type="string">
            <text:p>QR Code Generator um parametereingabe erweit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03" calcext:value-type="date">
            <text:p>03/05/20</text:p>
          </table:table-cell>
          <table:table-cell table:style-name="ce9" table:formula="of:=TRUNC(([.A7]-DATE(YEAR([.A7]+3-MOD([.A7]-2;7));1;MOD([.A7]-2;7)-9))/7)" office:value-type="float" office:value="18" calcext:value-type="float">
            <text:p>18</text:p>
          </table:table-cell>
          <table:table-cell table:style-name="ce13" office:value-type="time" office:time-value="PT13H00M00S" calcext:value-type="time">
            <text:p>13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7]-[.E7]" office:value-type="float" office:value="3" calcext:value-type="float">
            <text:p>3.00</text:p>
          </table:table-cell>
          <table:table-cell table:style-name="ce22" table:formula="of:=HOUR([.$D7]-[.$C7])+MINUTE([.$D7]-[.$C7])/60" office:value-type="float" office:value="3" calcext:value-type="float">
            <text:p>3.00</text:p>
          </table:table-cell>
          <table:table-cell table:style-name="ce30" office:value-type="string" calcext:value-type="string">
            <text:p>QR Code um skalieroption erweitert</text:p>
          </table:table-cell>
          <table:table-cell table:number-columns-repeated="12"/>
          <table:table-cell table:style-name="ce33" office:value-type="time" office:time-value="PT16H00M00S" calcext:value-type="time">
            <text:p>16:00</text:p>
          </table:table-cell>
          <table:table-cell table:number-columns-repeated="1003"/>
        </table:table-row>
        <table:table-row table:style-name="ro3">
          <table:table-cell table:style-name="ce4" office:value-type="date" office:date-value="2020-05-05" calcext:value-type="date">
            <text:p>05/05/20</text:p>
          </table:table-cell>
          <table:table-cell table:style-name="ce9" table:formula="of:=TRUNC(([.A8]-DATE(YEAR([.A8]+3-MOD([.A8]-2;7));1;MOD([.A8]-2;7)-9))/7)" office:value-type="float" office:value="19" calcext:value-type="float">
            <text:p>19</text:p>
          </table:table-cell>
          <table:table-cell table:style-name="ce13" office:value-type="time" office:time-value="PT09H30M00S" calcext:value-type="time">
            <text:p>9:3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8]-[.E8]" office:value-type="float" office:value="2" calcext:value-type="float">
            <text:p>2.00</text:p>
          </table:table-cell>
          <table:table-cell table:style-name="ce22" table:formula="of:=HOUR([.$D8]-[.$C8])+MINUTE([.$D8]-[.$C8])/60" office:value-type="float" office:value="2" calcext:value-type="float">
            <text:p>2.00</text:p>
          </table:table-cell>
          <table:table-cell table:style-name="ce30" office:value-type="string" calcext:value-type="string">
            <text:p>QR Code Skalierbuffer von stack in Heap verleg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20" calcext:value-type="date">
            <text:p>20/05/20</text:p>
          </table:table-cell>
          <table:table-cell table:style-name="ce9" table:formula="of:=TRUNC(([.A9]-DATE(YEAR([.A9]+3-MOD([.A9]-2;7));1;MOD([.A9]-2;7)-9))/7)" office:value-type="float" office:value="21" calcext:value-type="float">
            <text:p>21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9]-[.E9]" office:value-type="float" office:value="3" calcext:value-type="float">
            <text:p>3.00</text:p>
          </table:table-cell>
          <table:table-cell table:style-name="ce22" table:formula="of:=HOUR([.$D9]-[.$C9])+MINUTE([.$D9]-[.$C9])/60" office:value-type="float" office:value="3" calcext:value-type="float">
            <text:p>3.00</text:p>
          </table:table-cell>
          <table:table-cell table:style-name="ce30" office:value-type="string" calcext:value-type="string">
            <text:p>TCP_lib für IPv4 Implementi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21" calcext:value-type="date">
            <text:p>21/05/20</text:p>
          </table:table-cell>
          <table:table-cell table:style-name="ce9" table:formula="of:=TRUNC(([.A10]-DATE(YEAR([.A10]+3-MOD([.A10]-2;7));1;MOD([.A10]-2;7)-9))/7)" office:value-type="float" office:value="21" calcext:value-type="float">
            <text:p>21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0]-[.E10]" office:value-type="float" office:value="3" calcext:value-type="float">
            <text:p>3.00</text:p>
          </table:table-cell>
          <table:table-cell table:style-name="ce22" table:formula="of:=HOUR([.$D10]-[.$C10])+MINUTE([.$D10]-[.$C10])/60" office:value-type="float" office:value="3" calcext:value-type="float">
            <text:p>3.00</text:p>
          </table:table-cell>
          <table:table-cell table:style-name="ce30" office:value-type="string" calcext:value-type="string">
            <text:p>TCP lib ereitert und Fehler beho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22" calcext:value-type="date">
            <text:p>22/05/20</text:p>
          </table:table-cell>
          <table:table-cell table:style-name="ce9" table:formula="of:=TRUNC(([.A11]-DATE(YEAR([.A11]+3-MOD([.A11]-2;7));1;MOD([.A11]-2;7)-9))/7)" office:value-type="float" office:value="21" calcext:value-type="float">
            <text:p>21</text:p>
          </table:table-cell>
          <table:table-cell table:style-name="ce13" office:value-type="time" office:time-value="PT13H00M00S" calcext:value-type="time">
            <text:p>13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1]-[.E11]" office:value-type="float" office:value="3" calcext:value-type="float">
            <text:p>3.00</text:p>
          </table:table-cell>
          <table:table-cell table:style-name="ce22" table:formula="of:=HOUR([.$D11]-[.$C11])+MINUTE([.$D11]-[.$C11])/60" office:value-type="float" office:value="3" calcext:value-type="float">
            <text:p>3.00</text:p>
          </table:table-cell>
          <table:table-cell table:style-name="ce30" office:value-type="string" calcext:value-type="string">
            <text:p>TCP lib Fehlerbehebungen und Socket für IPv6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23" calcext:value-type="date">
            <text:p>23/05/20</text:p>
          </table:table-cell>
          <table:table-cell table:style-name="ce9" table:formula="of:=TRUNC(([.A12]-DATE(YEAR([.A12]+3-MOD([.A12]-2;7));1;MOD([.A12]-2;7)-9))/7)" office:value-type="float" office:value="21" calcext:value-type="float">
            <text:p>21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2]-[.E12]" office:value-type="float" office:value="5" calcext:value-type="float">
            <text:p>5.00</text:p>
          </table:table-cell>
          <table:table-cell table:style-name="ce22" table:formula="of:=HOUR([.$D12]-[.$C12])+MINUTE([.$D12]-[.$C12])/60" office:value-type="float" office:value="5" calcext:value-type="float">
            <text:p>5.00</text:p>
          </table:table-cell>
          <table:table-cell table:style-name="ce30" office:value-type="string" calcext:value-type="string">
            <text:p>TCP Server für IPv6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5-24" calcext:value-type="date">
            <text:p>24/05/20</text:p>
          </table:table-cell>
          <table:table-cell table:style-name="ce9" table:formula="of:=TRUNC(([.A13]-DATE(YEAR([.A13]+3-MOD([.A13]-2;7));1;MOD([.A13]-2;7)-9))/7)" office:value-type="float" office:value="21" calcext:value-type="float">
            <text:p>21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3]-[.E13]" office:value-type="float" office:value="5" calcext:value-type="float">
            <text:p>5.00</text:p>
          </table:table-cell>
          <table:table-cell table:style-name="ce22" table:formula="of:=HOUR([.$D13]-[.$C13])+MINUTE([.$D13]-[.$C13])/60" office:value-type="float" office:value="5" calcext:value-type="float">
            <text:p>5.00</text:p>
          </table:table-cell>
          <table:table-cell table:style-name="ce30" office:value-type="string" calcext:value-type="string">
            <text:p>TCP Client für IPv6 und Hostname resolve für IPv6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10" calcext:value-type="date">
            <text:p>10/06/20</text:p>
          </table:table-cell>
          <table:table-cell table:style-name="ce9" table:formula="of:=TRUNC(([.A14]-DATE(YEAR([.A14]+3-MOD([.A14]-2;7));1;MOD([.A14]-2;7)-9))/7)" office:value-type="float" office:value="24" calcext:value-type="float">
            <text:p>24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4]-[.E14]" office:value-type="float" office:value="9" calcext:value-type="float">
            <text:p>9.00</text:p>
          </table:table-cell>
          <table:table-cell table:style-name="ce22" table:formula="of:=HOUR([.$D14]-[.$C14])+MINUTE([.$D14]-[.$C14])/60" office:value-type="float" office:value="9" calcext:value-type="float">
            <text:p>9.00</text:p>
          </table:table-cell>
          <table:table-cell table:style-name="ce30" office:value-type="string" calcext:value-type="string">
            <text:p>TCP lib in Socket lib umbenannt und UDP_client hinzugefüg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17" calcext:value-type="date">
            <text:p>17/06/20</text:p>
          </table:table-cell>
          <table:table-cell table:style-name="ce9" table:formula="of:=TRUNC(([.A15]-DATE(YEAR([.A15]+3-MOD([.A15]-2;7));1;MOD([.A15]-2;7)-9))/7)" office:value-type="float" office:value="25" calcext:value-type="float">
            <text:p>25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5]-[.E15]" office:value-type="float" office:value="1" calcext:value-type="float">
            <text:p>1.00</text:p>
          </table:table-cell>
          <table:table-cell table:style-name="ce22" table:formula="of:=HOUR([.$D15]-[.$C15])+MINUTE([.$D15]-[.$C15])/60" office:value-type="float" office:value="1" calcext:value-type="float">
            <text:p>1.00</text:p>
          </table:table-cell>
          <table:table-cell table:style-name="ce30" office:value-type="string" calcext:value-type="string">
            <text:p>TCP lib move and swap functionality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18" calcext:value-type="date">
            <text:p>18/06/20</text:p>
          </table:table-cell>
          <table:table-cell table:style-name="ce9" table:formula="of:=TRUNC(([.A16]-DATE(YEAR([.A16]+3-MOD([.A16]-2;7));1;MOD([.A16]-2;7)-9))/7)" office:value-type="float" office:value="25" calcext:value-type="float">
            <text:p>25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6]-[.E16]" office:value-type="float" office:value="4" calcext:value-type="float">
            <text:p>4.00</text:p>
          </table:table-cell>
          <table:table-cell table:style-name="ce22" table:formula="of:=HOUR([.$D16]-[.$C16])+MINUTE([.$D16]-[.$C16])/60" office:value-type="float" office:value="4" calcext:value-type="float">
            <text:p>4.00</text:p>
          </table:table-cell>
          <table:table-cell table:style-name="ce30" office:value-type="string" calcext:value-type="string">
            <text:p>TCP Server get listen ip / port + google spreadsheet angeleg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19" calcext:value-type="date">
            <text:p>19/06/20</text:p>
          </table:table-cell>
          <table:table-cell table:style-name="ce9" table:formula="of:=TRUNC(([.A17]-DATE(YEAR([.A17]+3-MOD([.A17]-2;7));1;MOD([.A17]-2;7)-9))/7)" office:value-type="float" office:value="25" calcext:value-type="float">
            <text:p>25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7]-[.E17]" office:value-type="float" office:value="3" calcext:value-type="float">
            <text:p>3.00</text:p>
          </table:table-cell>
          <table:table-cell table:style-name="ce22" table:formula="of:=HOUR([.$D17]-[.$C17])+MINUTE([.$D17]-[.$C17])/60" office:value-type="float" office:value="3" calcext:value-type="float">
            <text:p>3.00</text:p>
          </table:table-cell>
          <table:table-cell table:style-name="ce30" office:value-type="string" calcext:value-type="string">
            <text:p>Socket library leichter zu verwenden gemach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29" calcext:value-type="date">
            <text:p>29/06/20</text:p>
          </table:table-cell>
          <table:table-cell table:style-name="ce9" table:formula="of:=TRUNC(([.A18]-DATE(YEAR([.A18]+3-MOD([.A18]-2;7));1;MOD([.A18]-2;7)-9))/7)" office:value-type="float" office:value="27" calcext:value-type="float">
            <text:p>27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8]-[.E18]" office:value-type="float" office:value="4" calcext:value-type="float">
            <text:p>4.00</text:p>
          </table:table-cell>
          <table:table-cell table:style-name="ce22" table:formula="of:=HOUR([.$D18]-[.$C18])+MINUTE([.$D18]-[.$C18])/60" office:value-type="float" office:value="4" calcext:value-type="float">
            <text:p>4.00</text:p>
          </table:table-cell>
          <table:table-cell table:style-name="ce30" office:value-type="string" calcext:value-type="string">
            <text:p>echo-server 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6-30" calcext:value-type="date">
            <text:p>30/06/20</text:p>
          </table:table-cell>
          <table:table-cell table:style-name="ce9" table:formula="of:=TRUNC(([.A19]-DATE(YEAR([.A19]+3-MOD([.A19]-2;7));1;MOD([.A19]-2;7)-9))/7)" office:value-type="float" office:value="27" calcext:value-type="float">
            <text:p>27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19]-[.E19]" office:value-type="float" office:value="4" calcext:value-type="float">
            <text:p>4.00</text:p>
          </table:table-cell>
          <table:table-cell table:style-name="ce22" table:formula="of:=HOUR([.$D19]-[.$C19])+MINUTE([.$D19]-[.$C19])/60" office:value-type="float" office:value="4" calcext:value-type="float">
            <text:p>4.00</text:p>
          </table:table-cell>
          <table:table-cell table:style-name="ce30" office:value-type="string" calcext:value-type="string">
            <text:p>request-server mit .cfg file 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08" calcext:value-type="date">
            <text:p>08/07/20</text:p>
          </table:table-cell>
          <table:table-cell table:style-name="ce9" table:formula="of:=TRUNC(([.A20]-DATE(YEAR([.A20]+3-MOD([.A20]-2;7));1;MOD([.A20]-2;7)-9))/7)" office:value-type="float" office:value="28" calcext:value-type="float">
            <text:p>28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0]-[.E20]" office:value-type="float" office:value="3" calcext:value-type="float">
            <text:p>3.00</text:p>
          </table:table-cell>
          <table:table-cell table:style-name="ce22" table:formula="of:=HOUR([.$D20]-[.$C20])+MINUTE([.$D20]-[.$C20])/60" office:value-type="float" office:value="3" calcext:value-type="float">
            <text:p>3.00</text:p>
          </table:table-cell>
          <table:table-cell table:style-name="ce30" office:value-type="string" calcext:value-type="string">
            <text:p>request-server um logging-optionen erweiter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19" calcext:value-type="date">
            <text:p>19/07/20</text:p>
          </table:table-cell>
          <table:table-cell table:style-name="ce9" table:formula="of:=TRUNC(([.A21]-DATE(YEAR([.A21]+3-MOD([.A21]-2;7));1;MOD([.A21]-2;7)-9))/7)" office:value-type="float" office:value="29" calcext:value-type="float">
            <text:p>29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1]-[.E21]" office:value-type="float" office:value="6" calcext:value-type="float">
            <text:p>6.00</text:p>
          </table:table-cell>
          <table:table-cell table:style-name="ce22" table:formula="of:=HOUR([.$D21]-[.$C21])+MINUTE([.$D21]-[.$C21])/60" office:value-type="float" office:value="6" calcext:value-type="float">
            <text:p>6.00</text:p>
          </table:table-cell>
          <table:table-cell table:style-name="ce30" office:value-type="string" calcext:value-type="string">
            <text:p>SvVis library für µC mit RTOS neuschrei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20" calcext:value-type="date">
            <text:p>20/07/20</text:p>
          </table:table-cell>
          <table:table-cell table:style-name="ce9" table:formula="of:=TRUNC(([.A22]-DATE(YEAR([.A22]+3-MOD([.A22]-2;7));1;MOD([.A22]-2;7)-9))/7)" office:value-type="float" office:value="30" calcext:value-type="float">
            <text:p>30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2]-[.E22]" office:value-type="float" office:value="7" calcext:value-type="float">
            <text:p>7.00</text:p>
          </table:table-cell>
          <table:table-cell table:style-name="ce22" table:formula="of:=HOUR([.$D22]-[.$C22])+MINUTE([.$D22]-[.$C22])/60" office:value-type="float" office:value="7" calcext:value-type="float">
            <text:p>7.00</text:p>
          </table:table-cell>
          <table:table-cell table:style-name="ce30" office:value-type="string" calcext:value-type="string">
            <text:p>SvVis library für µC mit RTOS neuschreiben fertiggestell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23" calcext:value-type="date">
            <text:p>23/07/20</text:p>
          </table:table-cell>
          <table:table-cell table:style-name="ce9" table:formula="of:=TRUNC(([.A23]-DATE(YEAR([.A23]+3-MOD([.A23]-2;7));1;MOD([.A23]-2;7)-9))/7)" office:value-type="float" office:value="30" calcext:value-type="float">
            <text:p>30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3]-[.E23]" office:value-type="float" office:value="5" calcext:value-type="float">
            <text:p>5.00</text:p>
          </table:table-cell>
          <table:table-cell table:style-name="ce22" table:formula="of:=HOUR([.$D23]-[.$C23])+MINUTE([.$D23]-[.$C23])/60" office:value-type="float" office:value="5" calcext:value-type="float">
            <text:p>5.00</text:p>
          </table:table-cell>
          <table:table-cell table:style-name="ce30" office:value-type="string" calcext:value-type="string">
            <text:p>SvVis library für µC verbesst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25" calcext:value-type="date">
            <text:p>25/07/20</text:p>
          </table:table-cell>
          <table:table-cell table:style-name="ce9" table:formula="of:=TRUNC(([.A24]-DATE(YEAR([.A24]+3-MOD([.A24]-2;7));1;MOD([.A24]-2;7)-9))/7)" office:value-type="float" office:value="30" calcext:value-type="float">
            <text:p>30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4]-[.E24]" office:value-type="float" office:value="1" calcext:value-type="float">
            <text:p>1.00</text:p>
          </table:table-cell>
          <table:table-cell table:style-name="ce22" table:formula="of:=HOUR([.$D24]-[.$C24])+MINUTE([.$D24]-[.$C24])/60" office:value-type="float" office:value="1" calcext:value-type="float">
            <text:p>1.00</text:p>
          </table:table-cell>
          <table:table-cell table:style-name="ce30" office:value-type="string" calcext:value-type="string">
            <text:p>beginn SvVis library für PC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7-26" calcext:value-type="date">
            <text:p>26/07/20</text:p>
          </table:table-cell>
          <table:table-cell table:style-name="ce9" table:formula="of:=TRUNC(([.A25]-DATE(YEAR([.A25]+3-MOD([.A25]-2;7));1;MOD([.A25]-2;7)-9))/7)" office:value-type="float" office:value="30" calcext:value-type="float">
            <text:p>30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5]-[.E25]" office:value-type="float" office:value="1" calcext:value-type="float">
            <text:p>1.00</text:p>
          </table:table-cell>
          <table:table-cell table:style-name="ce22" table:formula="of:=HOUR([.$D25]-[.$C25])+MINUTE([.$D25]-[.$C25])/60" office:value-type="float" office:value="1" calcext:value-type="float">
            <text:p>1.00</text:p>
          </table:table-cell>
          <table:table-cell table:style-name="ce30" office:value-type="string" calcext:value-type="string">
            <text:p>request client 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8-03" calcext:value-type="date">
            <text:p>03/08/20</text:p>
          </table:table-cell>
          <table:table-cell table:style-name="ce9" table:formula="of:=TRUNC(([.A26]-DATE(YEAR([.A26]+3-MOD([.A26]-2;7));1;MOD([.A26]-2;7)-9))/7)" office:value-type="float" office:value="32" calcext:value-type="float">
            <text:p>32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6]-[.E26]" office:value-type="float" office:value="1" calcext:value-type="float">
            <text:p>1.00</text:p>
          </table:table-cell>
          <table:table-cell table:style-name="ce22" table:formula="of:=HOUR([.$D26]-[.$C26])+MINUTE([.$D26]-[.$C26])/60" office:value-type="float" office:value="1" calcext:value-type="float">
            <text:p>1.00</text:p>
          </table:table-cell>
          <table:table-cell table:style-name="ce30" office:value-type="string" calcext:value-type="string">
            <text:p>Socket zu Serielle Schnittstelle - skript 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8-04" calcext:value-type="date">
            <text:p>04/08/20</text:p>
          </table:table-cell>
          <table:table-cell table:style-name="ce9" table:formula="of:=TRUNC(([.A27]-DATE(YEAR([.A27]+3-MOD([.A27]-2;7));1;MOD([.A27]-2;7)-9))/7)" office:value-type="float" office:value="32" calcext:value-type="float">
            <text:p>32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7]-[.E27]" office:value-type="float" office:value="4" calcext:value-type="float">
            <text:p>4.00</text:p>
          </table:table-cell>
          <table:table-cell table:style-name="ce22" table:formula="of:=HOUR([.$D27]-[.$C27])+MINUTE([.$D27]-[.$C27])/60" office:value-type="float" office:value="4" calcext:value-type="float">
            <text:p>4.00</text:p>
          </table:table-cell>
          <table:table-cell table:style-name="ce30" office:value-type="string" calcext:value-type="string">
            <text:p>SvVis Library für PC begonn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8-14" calcext:value-type="date">
            <text:p>14/08/20</text:p>
          </table:table-cell>
          <table:table-cell table:style-name="ce9" table:formula="of:=TRUNC(([.A28]-DATE(YEAR([.A28]+3-MOD([.A28]-2;7));1;MOD([.A28]-2;7)-9))/7)" office:value-type="float" office:value="33" calcext:value-type="float">
            <text:p>33</text:p>
          </table:table-cell>
          <table:table-cell table:style-name="ce13" office:value-type="time" office:time-value="PT20H00M00S" calcext:value-type="time">
            <text:p>20:00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8]-[.E28]" office:value-type="float" office:value="1" calcext:value-type="float">
            <text:p>1.00</text:p>
          </table:table-cell>
          <table:table-cell table:style-name="ce22" table:formula="of:=HOUR([.$D28]-[.$C28])+MINUTE([.$D28]-[.$C28])/60" office:value-type="float" office:value="1" calcext:value-type="float">
            <text:p>1.00</text:p>
          </table:table-cell>
          <table:table-cell table:style-name="ce30" office:value-type="string" calcext:value-type="string">
            <text:p>SvVis Library für PC erweit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8-23" calcext:value-type="date">
            <text:p>23/08/20</text:p>
          </table:table-cell>
          <table:table-cell table:style-name="ce9" table:formula="of:=TRUNC(([.A29]-DATE(YEAR([.A29]+3-MOD([.A29]-2;7));1;MOD([.A29]-2;7)-9))/7)" office:value-type="float" office:value="34" calcext:value-type="float">
            <text:p>34</text:p>
          </table:table-cell>
          <table:table-cell table:style-name="ce13" office:value-type="time" office:time-value="PT19H00M00S" calcext:value-type="time">
            <text:p>19:00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29]-[.E29]" office:value-type="float" office:value="2" calcext:value-type="float">
            <text:p>2.00</text:p>
          </table:table-cell>
          <table:table-cell table:style-name="ce22" table:formula="of:=HOUR([.$D29]-[.$C29])+MINUTE([.$D29]-[.$C29])/60" office:value-type="float" office:value="2" calcext:value-type="float">
            <text:p>2.00</text:p>
          </table:table-cell>
          <table:table-cell table:style-name="ce30" office:value-type="string" calcext:value-type="string">
            <text:p>bessere Socket library begonn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04" calcext:value-type="date">
            <text:p>04/09/20</text:p>
          </table:table-cell>
          <table:table-cell table:style-name="ce9" table:formula="of:=TRUNC(([.A30]-DATE(YEAR([.A30]+3-MOD([.A30]-2;7));1;MOD([.A30]-2;7)-9))/7)" office:value-type="float" office:value="36" calcext:value-type="float">
            <text:p>36</text:p>
          </table:table-cell>
          <table:table-cell table:style-name="ce13" office:value-type="time" office:time-value="PT11H00M00S" calcext:value-type="time">
            <text:p>11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30]-[.E30]" office:value-type="float" office:value="6" calcext:value-type="float">
            <text:p>6.00</text:p>
          </table:table-cell>
          <table:table-cell table:style-name="ce22" table:formula="of:=HOUR([.$D30]-[.$C30])+MINUTE([.$D30]-[.$C30])/60" office:value-type="float" office:value="6" calcext:value-type="float">
            <text:p>6.00</text:p>
          </table:table-cell>
          <table:table-cell table:style-name="ce30" office:value-type="string" calcext:value-type="string">
            <text:p>SvVis library für PC mit besserer Socket library um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05" calcext:value-type="date">
            <text:p>05/09/20</text:p>
          </table:table-cell>
          <table:table-cell table:style-name="ce9" table:formula="of:=TRUNC(([.A31]-DATE(YEAR([.A31]+3-MOD([.A31]-2;7));1;MOD([.A31]-2;7)-9))/7)" office:value-type="float" office:value="36" calcext:value-type="float">
            <text:p>36</text:p>
          </table:table-cell>
          <table:table-cell table:style-name="ce13" office:value-type="time" office:time-value="PT13H00M00S" calcext:value-type="time">
            <text:p>13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31]-[.E31]" office:value-type="float" office:value="3" calcext:value-type="float">
            <text:p>3.00</text:p>
          </table:table-cell>
          <table:table-cell table:style-name="ce22" table:formula="of:=HOUR([.$D31]-[.$C31])+MINUTE([.$D31]-[.$C31])/60" office:value-type="float" office:value="3" calcext:value-type="float">
            <text:p>3.00</text:p>
          </table:table-cell>
          <table:table-cell table:style-name="ce30" office:value-type="string" calcext:value-type="string">
            <text:p>bessere Socket library fertig gestellt und Fehler beho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11" calcext:value-type="date">
            <text:p>11/09/20</text:p>
          </table:table-cell>
          <table:table-cell table:style-name="ce9" table:formula="of:=TRUNC(([.A32]-DATE(YEAR([.A32]+3-MOD([.A32]-2;7));1;MOD([.A32]-2;7)-9))/7)" office:value-type="float" office:value="37" calcext:value-type="float">
            <text:p>37</text:p>
          </table:table-cell>
          <table:table-cell table:style-name="ce13" office:value-type="time" office:time-value="PT07H50M00S" calcext:value-type="time">
            <text:p>7:50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23" office:value-type="float" office:value="5.33" calcext:value-type="float">
            <text:p>5.33</text:p>
          </table:table-cell>
          <table:table-cell table:style-name="ce23" table:formula="of:=[.G32]-[.E32]" office:value-type="float" office:value="0.00333333333333297" calcext:value-type="float">
            <text:p>0.00</text:p>
          </table:table-cell>
          <table:table-cell table:style-name="ce22" table:formula="of:=HOUR([.$D32]-[.$C32])+MINUTE([.$D32]-[.$C32])/60" office:value-type="float" office:value="5.33333333333333" calcext:value-type="float">
            <text:p>5.33</text:p>
          </table:table-cell>
          <table:table-cell table:style-name="ce30" office:value-type="string" calcext:value-type="string">
            <text:p>SvVis library portable implementi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12" calcext:value-type="date">
            <text:p>12/09/20</text:p>
          </table:table-cell>
          <table:table-cell table:style-name="ce9" table:formula="of:=TRUNC(([.A33]-DATE(YEAR([.A33]+3-MOD([.A33]-2;7));1;MOD([.A33]-2;7)-9))/7)" office:value-type="float" office:value="37" calcext:value-type="float">
            <text:p>37</text:p>
          </table:table-cell>
          <table:table-cell table:style-name="ce13" office:value-type="time" office:time-value="PT12H30M00S" calcext:value-type="time">
            <text:p>12:3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table:formula="of:=[.G33]-[.E33]" office:value-type="float" office:value="0" calcext:value-type="float">
            <text:p>0.00</text:p>
          </table:table-cell>
          <table:table-cell table:style-name="ce22" table:formula="of:=HOUR([.$D33]-[.$C33])+MINUTE([.$D33]-[.$C33])/60" office:value-type="float" office:value="2" calcext:value-type="float">
            <text:p>2.00</text:p>
          </table:table-cell>
          <table:table-cell table:style-name="ce30" office:value-type="string" calcext:value-type="string">
            <text:p>cppsockets um tcp funktionalitäten erweit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17" calcext:value-type="date">
            <text:p>17/09/20</text:p>
          </table:table-cell>
          <table:table-cell table:style-name="ce9" table:formula="of:=TRUNC(([.A34]-DATE(YEAR([.A34]+3-MOD([.A34]-2;7));1;MOD([.A34]-2;7)-9))/7)" office:value-type="float" office:value="38" calcext:value-type="float">
            <text:p>38</text:p>
          </table:table-cell>
          <table:table-cell table:style-name="ce13" office:value-type="time" office:time-value="PT09H00M00S" calcext:value-type="time">
            <text:p>9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 office:value-type="float" office:value="7" calcext:value-type="float">
            <text:p>7.00</text:p>
          </table:table-cell>
          <table:table-cell table:style-name="ce23" table:formula="of:=[.G34]-[.E34]" office:value-type="float" office:value="0" calcext:value-type="float">
            <text:p>0.00</text:p>
          </table:table-cell>
          <table:table-cell table:style-name="ce22" table:formula="of:=HOUR([.$D34]-[.$C34])+MINUTE([.$D34]-[.$C34])/60" office:value-type="float" office:value="7" calcext:value-type="float">
            <text:p>7.00</text:p>
          </table:table-cell>
          <table:table-cell table:style-name="ce30" office:value-type="string" calcext:value-type="string">
            <text:p>Linux subsystem installiert, GLEW applikation fehler suche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18" calcext:value-type="date">
            <text:p>18/09/20</text:p>
          </table:table-cell>
          <table:table-cell table:style-name="ce9" table:formula="of:=TRUNC(([.A35]-DATE(YEAR([.A35]+3-MOD([.A35]-2;7));1;MOD([.A35]-2;7)-9))/7)" office:value-type="float" office:value="38" calcext:value-type="float">
            <text:p>38</text:p>
          </table:table-cell>
          <table:table-cell table:style-name="ce13" office:value-type="time" office:time-value="PT10H40M00S" calcext:value-type="time">
            <text:p>10:4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table:formula="of:=[.G35]-[.E35]" office:value-type="float" office:value="0.0033333333333333" calcext:value-type="float">
            <text:p>0.00</text:p>
          </table:table-cell>
          <table:table-cell table:style-name="ce22" table:formula="of:=HOUR([.$D35]-[.$C35])+MINUTE([.$D35]-[.$C35])/60" office:value-type="float" office:value="0.333333333333333" calcext:value-type="float">
            <text:p>0.33</text:p>
          </table:table-cell>
          <table:table-cell table:style-name="ce30" office:value-type="string" calcext:value-type="string">
            <text:p>Cortex Peripherie f. Lohwasser gruppe festgeleg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18" calcext:value-type="date">
            <text:p>18/09/20</text:p>
          </table:table-cell>
          <table:table-cell table:style-name="ce9" table:formula="of:=TRUNC(([.A36]-DATE(YEAR([.A36]+3-MOD([.A36]-2;7));1;MOD([.A36]-2;7)-9))/7)" office:value-type="float" office:value="38" calcext:value-type="float">
            <text:p>38</text:p>
          </table:table-cell>
          <table:table-cell table:style-name="ce13" office:value-type="time" office:time-value="PT11H45M00S" calcext:value-type="time">
            <text:p>11:45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23" office:value-type="float" office:value="1.42" calcext:value-type="float">
            <text:p>1.42</text:p>
          </table:table-cell>
          <table:table-cell table:style-name="ce23" table:formula="of:=[.G36]-[.E36]" office:value-type="float" office:value="-0.00333333333333319" calcext:value-type="float">
            <text:p>0.00</text:p>
          </table:table-cell>
          <table:table-cell table:style-name="ce22" table:formula="of:=HOUR([.$D36]-[.$C36])+MINUTE([.$D36]-[.$C36])/60" office:value-type="float" office:value="1.41666666666667" calcext:value-type="float">
            <text:p>1.42</text:p>
          </table:table-cell>
          <table:table-cell table:style-name="ce30" office:value-type="string" calcext:value-type="string">
            <text:p>Github respository angeleg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09-25" calcext:value-type="date">
            <text:p>25/09/20</text:p>
          </table:table-cell>
          <table:table-cell table:style-name="ce9" table:formula="of:=TRUNC(([.A37]-DATE(YEAR([.A37]+3-MOD([.A37]-2;7));1;MOD([.A37]-2;7)-9))/7)" office:value-type="float" office:value="39" calcext:value-type="float">
            <text:p>39</text:p>
          </table:table-cell>
          <table:table-cell table:style-name="ce13" office:value-type="time" office:time-value="PT07H50M00S" calcext:value-type="time">
            <text:p>7:50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G37]-[.E37]" office:value-type="float" office:value="4.33333333333333" calcext:value-type="float">
            <text:p>4.33</text:p>
          </table:table-cell>
          <table:table-cell table:style-name="ce22" table:formula="of:=HOUR([.$D37]-[.$C37])+MINUTE([.$D37]-[.$C37])/60" office:value-type="float" office:value="5.33333333333333" calcext:value-type="float">
            <text:p>5.33</text:p>
          </table:table-cell>
          <table:table-cell table:style-name="ce30" office:value-type="string" calcext:value-type="string">
            <text:p>Manjaro Linux Umgebung installi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10-02" calcext:value-type="date">
            <text:p>02/10/20</text:p>
          </table:table-cell>
          <table:table-cell table:style-name="ce9" table:formula="of:=TRUNC(([.A38]-DATE(YEAR([.A38]+3-MOD([.A38]-2;7));1;MOD([.A38]-2;7)-9))/7)" office:value-type="float" office:value="40" calcext:value-type="float">
            <text:p>40</text:p>
          </table:table-cell>
          <table:table-cell table:style-name="ce13" office:value-type="time" office:time-value="PT07H50M00S" calcext:value-type="time">
            <text:p>7:50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G38]-[.E38]" office:value-type="float" office:value="4.33333333333333" calcext:value-type="float">
            <text:p>4.33</text:p>
          </table:table-cell>
          <table:table-cell table:style-name="ce22" table:formula="of:=HOUR([.$D38]-[.$C38])+MINUTE([.$D38]-[.$C38])/60" office:value-type="float" office:value="5.33333333333333" calcext:value-type="float">
            <text:p>5.33</text:p>
          </table:table-cell>
          <table:table-cell table:style-name="ce30" office:value-type="string" calcext:value-type="string">
            <text:p>MDDS Cortex repariert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10-06" calcext:value-type="date">
            <text:p>06/10/20</text:p>
          </table:table-cell>
          <table:table-cell table:style-name="ce9" table:formula="of:=TRUNC(([.A39]-DATE(YEAR([.A39]+3-MOD([.A39]-2;7));1;MOD([.A39]-2;7)-9))/7)" office:value-type="float" office:value="41" calcext:value-type="float">
            <text:p>41</text:p>
          </table:table-cell>
          <table:table-cell table:style-name="ce13" office:value-type="time" office:time-value="PT09H45M00S" calcext:value-type="time">
            <text:p>9:45</text:p>
          </table:table-cell>
          <table:table-cell table:style-name="ce16" office:value-type="time" office:time-value="PT10H20M00S" calcext:value-type="time">
            <text:p>10:2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39]-[.E39]" office:value-type="float" office:value="0.583333333333333" calcext:value-type="float">
            <text:p>0.58</text:p>
          </table:table-cell>
          <table:table-cell table:style-name="ce22" table:formula="of:=HOUR([.$D39]-[.$C39])+MINUTE([.$D39]-[.$C39])/60" office:value-type="float" office:value="0.583333333333333" calcext:value-type="float">
            <text:p>0.58</text:p>
          </table:table-cell>
          <table:table-cell table:style-name="ce30" office:value-type="string" calcext:value-type="string">
            <text:p>MDDS Cortex baudratenfehler workaround gefund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10-09" calcext:value-type="date">
            <text:p>09/10/20</text:p>
          </table:table-cell>
          <table:table-cell table:style-name="ce9" table:formula="of:=TRUNC(([.A40]-DATE(YEAR([.A40]+3-MOD([.A40]-2;7));1;MOD([.A40]-2;7)-9))/7)" office:value-type="float" office:value="41" calcext:value-type="float">
            <text:p>41</text:p>
          </table:table-cell>
          <table:table-cell table:style-name="ce13" office:value-type="time" office:time-value="PT07H50M00S" calcext:value-type="time">
            <text:p>7:50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table:formula="of:=[.G40]-[.E40]" office:value-type="float" office:value="5.33333333333333" calcext:value-type="float">
            <text:p>5.33</text:p>
          </table:table-cell>
          <table:table-cell table:style-name="ce22" table:formula="of:=HOUR([.$D40]-[.$C40])+MINUTE([.$D40]-[.$C40])/60" office:value-type="float" office:value="5.33333333333333" calcext:value-type="float">
            <text:p>5.33</text:p>
          </table:table-cell>
          <table:table-cell table:style-name="ce30" office:value-type="string" calcext:value-type="string">
            <text:p>MDDS Cortex Fehlersuche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10-09" calcext:value-type="date">
            <text:p>09/10/20</text:p>
          </table:table-cell>
          <table:table-cell table:style-name="ce9" table:formula="of:=TRUNC(([.A41]-DATE(YEAR([.A41]+3-MOD([.A41]-2;7));1;MOD([.A41]-2;7)-9))/7)" office:value-type="float" office:value="41" calcext:value-type="float">
            <text:p>41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3" office:value-type="float" office:value="3" calcext:value-type="float">
            <text:p>3.00</text:p>
          </table:table-cell>
          <table:table-cell table:style-name="ce23" table:formula="of:=[.G41]-[.E41]" office:value-type="float" office:value="0" calcext:value-type="float">
            <text:p>0.00</text:p>
          </table:table-cell>
          <table:table-cell table:style-name="ce22" table:formula="of:=HOUR([.$D41]-[.$C41])+MINUTE([.$D41]-[.$C41])/60" office:value-type="float" office:value="3" calcext:value-type="float">
            <text:p>3.00</text:p>
          </table:table-cell>
          <table:table-cell table:style-name="ce30" office:value-type="string" calcext:value-type="string">
            <text:p>Problembehebung Strunz und Testprogramm für Ellfi geschrieben</text:p>
          </table:table-cell>
          <table:table-cell table:number-columns-repeated="1016"/>
        </table:table-row>
        <table:table-row table:style-name="ro3">
          <table:table-cell table:style-name="ce5" office:value-type="date" office:date-value="2020-10-10" calcext:value-type="date">
            <text:p>10/10/20</text:p>
          </table:table-cell>
          <table:table-cell table:style-name="ce9" table:formula="of:=TRUNC(([.A42]-DATE(YEAR([.A42]+3-MOD([.A42]-2;7));1;MOD([.A42]-2;7)-9))/7)" office:value-type="float" office:value="41" calcext:value-type="float">
            <text:p>41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table:formula="of:=[.G42]-[.E42]" office:value-type="float" office:value="0" calcext:value-type="float">
            <text:p>0.00</text:p>
          </table:table-cell>
          <table:table-cell table:style-name="ce22" table:formula="of:=HOUR([.$D42]-[.$C42])+MINUTE([.$D42]-[.$C42])/60" office:value-type="float" office:value="2" calcext:value-type="float">
            <text:p>2.00</text:p>
          </table:table-cell>
          <table:table-cell table:style-name="ce30" office:value-type="string" calcext:value-type="string">
            <text:p>Fehlersuche und Behebung SvVis cortex library</text:p>
          </table:table-cell>
          <table:table-cell table:number-columns-repeated="1016"/>
        </table:table-row>
        <table:table-row table:style-name="ro4">
          <table:table-cell table:style-name="ce5" office:value-type="date" office:date-value="2020-10-14" calcext:value-type="date">
            <text:p>14/10/20</text:p>
          </table:table-cell>
          <table:table-cell table:style-name="ce9" table:formula="of:=TRUNC(([.A43]-DATE(YEAR([.A43]+3-MOD([.A43]-2;7));1;MOD([.A43]-2;7)-9))/7)" office:value-type="float" office:value="42" calcext:value-type="float">
            <text:p>42</text:p>
          </table:table-cell>
          <table:table-cell table:style-name="ce13" office:value-type="time" office:time-value="PT08H20M00S" calcext:value-type="time">
            <text:p>8:20</text:p>
          </table:table-cell>
          <table:table-cell table:style-name="ce16" office:value-type="time" office:time-value="PT08H40M00S" calcext:value-type="time">
            <text:p>8:40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table:formula="of:=[.G43]-[.E43]" office:value-type="float" office:value="0.0033333333333333" calcext:value-type="float">
            <text:p>0.00</text:p>
          </table:table-cell>
          <table:table-cell table:style-name="ce22" table:formula="of:=HOUR([.$D43]-[.$C43])+MINUTE([.$D43]-[.$C43])/60" office:value-type="float" office:value="0.333333333333333" calcext:value-type="float">
            <text:p>0.33</text:p>
          </table:table-cell>
          <table:table-cell table:style-name="ce30" office:value-type="string" calcext:value-type="string">
            <text:p>Fehlerbehebung cppsock library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9" table:formula="of:=TRUNC(([.A44]-DATE(YEAR([.A44]+3-MOD([.A44]-2;7));1;MOD([.A4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4]-[.E44]" office:value-type="float" office:value="0" calcext:value-type="float">
            <text:p>0.00</text:p>
          </table:table-cell>
          <table:table-cell table:style-name="ce22" table:formula="of:=HOUR([.$D44]-[.$C44])+MINUTE([.$D44]-[.$C4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45]-DATE(YEAR([.A45]+3-MOD([.A45]-2;7));1;MOD([.A4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5]-[.E45]" office:value-type="float" office:value="0" calcext:value-type="float">
            <text:p>0.00</text:p>
          </table:table-cell>
          <table:table-cell table:style-name="ce22" table:formula="of:=HOUR([.$D45]-[.$C45])+MINUTE([.$D45]-[.$C4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46]-DATE(YEAR([.A46]+3-MOD([.A46]-2;7));1;MOD([.A4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6]-[.E46]" office:value-type="float" office:value="0" calcext:value-type="float">
            <text:p>0.00</text:p>
          </table:table-cell>
          <table:table-cell table:style-name="ce22" table:formula="of:=HOUR([.$D46]-[.$C46])+MINUTE([.$D46]-[.$C4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47]-DATE(YEAR([.A47]+3-MOD([.A47]-2;7));1;MOD([.A4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7]-[.E47]" office:value-type="float" office:value="0" calcext:value-type="float">
            <text:p>0.00</text:p>
          </table:table-cell>
          <table:table-cell table:style-name="ce22" table:formula="of:=HOUR([.$D47]-[.$C47])+MINUTE([.$D47]-[.$C4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48]-DATE(YEAR([.A48]+3-MOD([.A48]-2;7));1;MOD([.A4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8]-[.E48]" office:value-type="float" office:value="0" calcext:value-type="float">
            <text:p>0.00</text:p>
          </table:table-cell>
          <table:table-cell table:style-name="ce22" table:formula="of:=HOUR([.$D48]-[.$C48])+MINUTE([.$D48]-[.$C4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49]-DATE(YEAR([.A49]+3-MOD([.A49]-2;7));1;MOD([.A4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49]-[.E49]" office:value-type="float" office:value="0" calcext:value-type="float">
            <text:p>0.00</text:p>
          </table:table-cell>
          <table:table-cell table:style-name="ce22" table:formula="of:=HOUR([.$D49]-[.$C49])+MINUTE([.$D49]-[.$C4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0]-DATE(YEAR([.A50]+3-MOD([.A50]-2;7));1;MOD([.A5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0]-[.E50]" office:value-type="float" office:value="0" calcext:value-type="float">
            <text:p>0.00</text:p>
          </table:table-cell>
          <table:table-cell table:style-name="ce22" table:formula="of:=HOUR([.$D50]-[.$C50])+MINUTE([.$D50]-[.$C5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1]-DATE(YEAR([.A51]+3-MOD([.A51]-2;7));1;MOD([.A5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1]-[.E51]" office:value-type="float" office:value="0" calcext:value-type="float">
            <text:p>0.00</text:p>
          </table:table-cell>
          <table:table-cell table:style-name="ce22" table:formula="of:=HOUR([.$D51]-[.$C51])+MINUTE([.$D51]-[.$C5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2]-DATE(YEAR([.A52]+3-MOD([.A52]-2;7));1;MOD([.A5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2]-[.E52]" office:value-type="float" office:value="0" calcext:value-type="float">
            <text:p>0.00</text:p>
          </table:table-cell>
          <table:table-cell table:style-name="ce22" table:formula="of:=HOUR([.$D52]-[.$C52])+MINUTE([.$D52]-[.$C5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3]-DATE(YEAR([.A53]+3-MOD([.A53]-2;7));1;MOD([.A5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3]-[.E53]" office:value-type="float" office:value="0" calcext:value-type="float">
            <text:p>0.00</text:p>
          </table:table-cell>
          <table:table-cell table:style-name="ce22" table:formula="of:=HOUR([.$D53]-[.$C53])+MINUTE([.$D53]-[.$C5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4]-DATE(YEAR([.A54]+3-MOD([.A54]-2;7));1;MOD([.A5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4]-[.E54]" office:value-type="float" office:value="0" calcext:value-type="float">
            <text:p>0.00</text:p>
          </table:table-cell>
          <table:table-cell table:style-name="ce22" table:formula="of:=HOUR([.$D54]-[.$C54])+MINUTE([.$D54]-[.$C5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5]-DATE(YEAR([.A55]+3-MOD([.A55]-2;7));1;MOD([.A5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5]-[.E55]" office:value-type="float" office:value="0" calcext:value-type="float">
            <text:p>0.00</text:p>
          </table:table-cell>
          <table:table-cell table:style-name="ce22" table:formula="of:=HOUR([.$D55]-[.$C55])+MINUTE([.$D55]-[.$C5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6]-DATE(YEAR([.A56]+3-MOD([.A56]-2;7));1;MOD([.A5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6]-[.E56]" office:value-type="float" office:value="0" calcext:value-type="float">
            <text:p>0.00</text:p>
          </table:table-cell>
          <table:table-cell table:style-name="ce22" table:formula="of:=HOUR([.$D56]-[.$C56])+MINUTE([.$D56]-[.$C5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7]-DATE(YEAR([.A57]+3-MOD([.A57]-2;7));1;MOD([.A5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7]-[.E57]" office:value-type="float" office:value="0" calcext:value-type="float">
            <text:p>0.00</text:p>
          </table:table-cell>
          <table:table-cell table:style-name="ce22" table:formula="of:=HOUR([.$D57]-[.$C57])+MINUTE([.$D57]-[.$C5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8]-DATE(YEAR([.A58]+3-MOD([.A58]-2;7));1;MOD([.A5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8]-[.E58]" office:value-type="float" office:value="0" calcext:value-type="float">
            <text:p>0.00</text:p>
          </table:table-cell>
          <table:table-cell table:style-name="ce22" table:formula="of:=HOUR([.$D58]-[.$C58])+MINUTE([.$D58]-[.$C5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59]-DATE(YEAR([.A59]+3-MOD([.A59]-2;7));1;MOD([.A5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59]-[.E59]" office:value-type="float" office:value="0" calcext:value-type="float">
            <text:p>0.00</text:p>
          </table:table-cell>
          <table:table-cell table:style-name="ce22" table:formula="of:=HOUR([.$D59]-[.$C59])+MINUTE([.$D59]-[.$C5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0]-DATE(YEAR([.A60]+3-MOD([.A60]-2;7));1;MOD([.A6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0]-[.E60]" office:value-type="float" office:value="0" calcext:value-type="float">
            <text:p>0.00</text:p>
          </table:table-cell>
          <table:table-cell table:style-name="ce22" table:formula="of:=HOUR([.$D60]-[.$C60])+MINUTE([.$D60]-[.$C6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1]-DATE(YEAR([.A61]+3-MOD([.A61]-2;7));1;MOD([.A6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1]-[.E61]" office:value-type="float" office:value="0" calcext:value-type="float">
            <text:p>0.00</text:p>
          </table:table-cell>
          <table:table-cell table:style-name="ce22" table:formula="of:=HOUR([.$D61]-[.$C61])+MINUTE([.$D61]-[.$C6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2]-DATE(YEAR([.A62]+3-MOD([.A62]-2;7));1;MOD([.A6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2]-[.E62]" office:value-type="float" office:value="0" calcext:value-type="float">
            <text:p>0.00</text:p>
          </table:table-cell>
          <table:table-cell table:style-name="ce22" table:formula="of:=HOUR([.$D62]-[.$C62])+MINUTE([.$D62]-[.$C6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3]-DATE(YEAR([.A63]+3-MOD([.A63]-2;7));1;MOD([.A6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3]-[.E63]" office:value-type="float" office:value="0" calcext:value-type="float">
            <text:p>0.00</text:p>
          </table:table-cell>
          <table:table-cell table:style-name="ce22" table:formula="of:=HOUR([.$D63]-[.$C63])+MINUTE([.$D63]-[.$C6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4]-DATE(YEAR([.A64]+3-MOD([.A64]-2;7));1;MOD([.A6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4]-[.E64]" office:value-type="float" office:value="0" calcext:value-type="float">
            <text:p>0.00</text:p>
          </table:table-cell>
          <table:table-cell table:style-name="ce22" table:formula="of:=HOUR([.$D64]-[.$C64])+MINUTE([.$D64]-[.$C6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5]-DATE(YEAR([.A65]+3-MOD([.A65]-2;7));1;MOD([.A6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5]-[.E65]" office:value-type="float" office:value="0" calcext:value-type="float">
            <text:p>0.00</text:p>
          </table:table-cell>
          <table:table-cell table:style-name="ce22" table:formula="of:=HOUR([.$D65]-[.$C65])+MINUTE([.$D65]-[.$C6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6]-DATE(YEAR([.A66]+3-MOD([.A66]-2;7));1;MOD([.A6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6]-[.E66]" office:value-type="float" office:value="0" calcext:value-type="float">
            <text:p>0.00</text:p>
          </table:table-cell>
          <table:table-cell table:style-name="ce22" table:formula="of:=HOUR([.$D66]-[.$C66])+MINUTE([.$D66]-[.$C6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7]-DATE(YEAR([.A67]+3-MOD([.A67]-2;7));1;MOD([.A6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7]-[.E67]" office:value-type="float" office:value="0" calcext:value-type="float">
            <text:p>0.00</text:p>
          </table:table-cell>
          <table:table-cell table:style-name="ce22" table:formula="of:=HOUR([.$D67]-[.$C67])+MINUTE([.$D67]-[.$C6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8]-DATE(YEAR([.A68]+3-MOD([.A68]-2;7));1;MOD([.A6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8]-[.E68]" office:value-type="float" office:value="0" calcext:value-type="float">
            <text:p>0.00</text:p>
          </table:table-cell>
          <table:table-cell table:style-name="ce22" table:formula="of:=HOUR([.$D68]-[.$C68])+MINUTE([.$D68]-[.$C6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69]-DATE(YEAR([.A69]+3-MOD([.A69]-2;7));1;MOD([.A6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69]-[.E69]" office:value-type="float" office:value="0" calcext:value-type="float">
            <text:p>0.00</text:p>
          </table:table-cell>
          <table:table-cell table:style-name="ce22" table:formula="of:=HOUR([.$D69]-[.$C69])+MINUTE([.$D69]-[.$C6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0]-DATE(YEAR([.A70]+3-MOD([.A70]-2;7));1;MOD([.A7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0]-[.E70]" office:value-type="float" office:value="0" calcext:value-type="float">
            <text:p>0.00</text:p>
          </table:table-cell>
          <table:table-cell table:style-name="ce22" table:formula="of:=HOUR([.$D70]-[.$C70])+MINUTE([.$D70]-[.$C7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1]-DATE(YEAR([.A71]+3-MOD([.A71]-2;7));1;MOD([.A7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1]-[.E71]" office:value-type="float" office:value="0" calcext:value-type="float">
            <text:p>0.00</text:p>
          </table:table-cell>
          <table:table-cell table:style-name="ce22" table:formula="of:=HOUR([.$D71]-[.$C71])+MINUTE([.$D71]-[.$C7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2]-DATE(YEAR([.A72]+3-MOD([.A72]-2;7));1;MOD([.A7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2]-[.E72]" office:value-type="float" office:value="0" calcext:value-type="float">
            <text:p>0.00</text:p>
          </table:table-cell>
          <table:table-cell table:style-name="ce22" table:formula="of:=HOUR([.$D72]-[.$C72])+MINUTE([.$D72]-[.$C7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3]-DATE(YEAR([.A73]+3-MOD([.A73]-2;7));1;MOD([.A7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3]-[.E73]" office:value-type="float" office:value="0" calcext:value-type="float">
            <text:p>0.00</text:p>
          </table:table-cell>
          <table:table-cell table:style-name="ce22" table:formula="of:=HOUR([.$D73]-[.$C73])+MINUTE([.$D73]-[.$C7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4]-DATE(YEAR([.A74]+3-MOD([.A74]-2;7));1;MOD([.A7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4]-[.E74]" office:value-type="float" office:value="0" calcext:value-type="float">
            <text:p>0.00</text:p>
          </table:table-cell>
          <table:table-cell table:style-name="ce22" table:formula="of:=HOUR([.$D74]-[.$C74])+MINUTE([.$D74]-[.$C7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5]-DATE(YEAR([.A75]+3-MOD([.A75]-2;7));1;MOD([.A7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5]-[.E75]" office:value-type="float" office:value="0" calcext:value-type="float">
            <text:p>0.00</text:p>
          </table:table-cell>
          <table:table-cell table:style-name="ce22" table:formula="of:=HOUR([.$D75]-[.$C75])+MINUTE([.$D75]-[.$C7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6]-DATE(YEAR([.A76]+3-MOD([.A76]-2;7));1;MOD([.A7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6]-[.E76]" office:value-type="float" office:value="0" calcext:value-type="float">
            <text:p>0.00</text:p>
          </table:table-cell>
          <table:table-cell table:style-name="ce22" table:formula="of:=HOUR([.$D76]-[.$C76])+MINUTE([.$D76]-[.$C7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7]-DATE(YEAR([.A77]+3-MOD([.A77]-2;7));1;MOD([.A7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7]-[.E77]" office:value-type="float" office:value="0" calcext:value-type="float">
            <text:p>0.00</text:p>
          </table:table-cell>
          <table:table-cell table:style-name="ce22" table:formula="of:=HOUR([.$D77]-[.$C77])+MINUTE([.$D77]-[.$C7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8]-DATE(YEAR([.A78]+3-MOD([.A78]-2;7));1;MOD([.A7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8]-[.E78]" office:value-type="float" office:value="0" calcext:value-type="float">
            <text:p>0.00</text:p>
          </table:table-cell>
          <table:table-cell table:style-name="ce22" table:formula="of:=HOUR([.$D78]-[.$C78])+MINUTE([.$D78]-[.$C7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79]-DATE(YEAR([.A79]+3-MOD([.A79]-2;7));1;MOD([.A7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79]-[.E79]" office:value-type="float" office:value="0" calcext:value-type="float">
            <text:p>0.00</text:p>
          </table:table-cell>
          <table:table-cell table:style-name="ce22" table:formula="of:=HOUR([.$D79]-[.$C79])+MINUTE([.$D79]-[.$C7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0]-DATE(YEAR([.A80]+3-MOD([.A80]-2;7));1;MOD([.A8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0]-[.E80]" office:value-type="float" office:value="0" calcext:value-type="float">
            <text:p>0.00</text:p>
          </table:table-cell>
          <table:table-cell table:style-name="ce22" table:formula="of:=HOUR([.$D80]-[.$C80])+MINUTE([.$D80]-[.$C8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1]-DATE(YEAR([.A81]+3-MOD([.A81]-2;7));1;MOD([.A8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1]-[.E81]" office:value-type="float" office:value="0" calcext:value-type="float">
            <text:p>0.00</text:p>
          </table:table-cell>
          <table:table-cell table:style-name="ce22" table:formula="of:=HOUR([.$D81]-[.$C81])+MINUTE([.$D81]-[.$C8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2]-DATE(YEAR([.A82]+3-MOD([.A82]-2;7));1;MOD([.A8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2]-[.E82]" office:value-type="float" office:value="0" calcext:value-type="float">
            <text:p>0.00</text:p>
          </table:table-cell>
          <table:table-cell table:style-name="ce22" table:formula="of:=HOUR([.$D82]-[.$C82])+MINUTE([.$D82]-[.$C8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3]-DATE(YEAR([.A83]+3-MOD([.A83]-2;7));1;MOD([.A8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3]-[.E83]" office:value-type="float" office:value="0" calcext:value-type="float">
            <text:p>0.00</text:p>
          </table:table-cell>
          <table:table-cell table:style-name="ce22" table:formula="of:=HOUR([.$D83]-[.$C83])+MINUTE([.$D83]-[.$C8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4]-DATE(YEAR([.A84]+3-MOD([.A84]-2;7));1;MOD([.A8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4]-[.E84]" office:value-type="float" office:value="0" calcext:value-type="float">
            <text:p>0.00</text:p>
          </table:table-cell>
          <table:table-cell table:style-name="ce22" table:formula="of:=HOUR([.$D84]-[.$C84])+MINUTE([.$D84]-[.$C8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5]-DATE(YEAR([.A85]+3-MOD([.A85]-2;7));1;MOD([.A8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5]-[.E85]" office:value-type="float" office:value="0" calcext:value-type="float">
            <text:p>0.00</text:p>
          </table:table-cell>
          <table:table-cell table:style-name="ce22" table:formula="of:=HOUR([.$D85]-[.$C85])+MINUTE([.$D85]-[.$C8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6]-DATE(YEAR([.A86]+3-MOD([.A86]-2;7));1;MOD([.A8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6]-[.E86]" office:value-type="float" office:value="0" calcext:value-type="float">
            <text:p>0.00</text:p>
          </table:table-cell>
          <table:table-cell table:style-name="ce22" table:formula="of:=HOUR([.$D86]-[.$C86])+MINUTE([.$D86]-[.$C8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7]-DATE(YEAR([.A87]+3-MOD([.A87]-2;7));1;MOD([.A8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7]-[.E87]" office:value-type="float" office:value="0" calcext:value-type="float">
            <text:p>0.00</text:p>
          </table:table-cell>
          <table:table-cell table:style-name="ce22" table:formula="of:=HOUR([.$D87]-[.$C87])+MINUTE([.$D87]-[.$C8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8]-DATE(YEAR([.A88]+3-MOD([.A88]-2;7));1;MOD([.A8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8]-[.E88]" office:value-type="float" office:value="0" calcext:value-type="float">
            <text:p>0.00</text:p>
          </table:table-cell>
          <table:table-cell table:style-name="ce22" table:formula="of:=HOUR([.$D88]-[.$C88])+MINUTE([.$D88]-[.$C8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89]-DATE(YEAR([.A89]+3-MOD([.A89]-2;7));1;MOD([.A8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89]-[.E89]" office:value-type="float" office:value="0" calcext:value-type="float">
            <text:p>0.00</text:p>
          </table:table-cell>
          <table:table-cell table:style-name="ce22" table:formula="of:=HOUR([.$D89]-[.$C89])+MINUTE([.$D89]-[.$C8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0]-DATE(YEAR([.A90]+3-MOD([.A90]-2;7));1;MOD([.A9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0]-[.E90]" office:value-type="float" office:value="0" calcext:value-type="float">
            <text:p>0.00</text:p>
          </table:table-cell>
          <table:table-cell table:style-name="ce22" table:formula="of:=HOUR([.$D90]-[.$C90])+MINUTE([.$D90]-[.$C9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1]-DATE(YEAR([.A91]+3-MOD([.A91]-2;7));1;MOD([.A9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1]-[.E91]" office:value-type="float" office:value="0" calcext:value-type="float">
            <text:p>0.00</text:p>
          </table:table-cell>
          <table:table-cell table:style-name="ce22" table:formula="of:=HOUR([.$D91]-[.$C91])+MINUTE([.$D91]-[.$C9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2]-DATE(YEAR([.A92]+3-MOD([.A92]-2;7));1;MOD([.A9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2]-[.E92]" office:value-type="float" office:value="0" calcext:value-type="float">
            <text:p>0.00</text:p>
          </table:table-cell>
          <table:table-cell table:style-name="ce22" table:formula="of:=HOUR([.$D92]-[.$C92])+MINUTE([.$D92]-[.$C9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3]-DATE(YEAR([.A93]+3-MOD([.A93]-2;7));1;MOD([.A9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3]-[.E93]" office:value-type="float" office:value="0" calcext:value-type="float">
            <text:p>0.00</text:p>
          </table:table-cell>
          <table:table-cell table:style-name="ce22" table:formula="of:=HOUR([.$D93]-[.$C93])+MINUTE([.$D93]-[.$C9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4]-DATE(YEAR([.A94]+3-MOD([.A94]-2;7));1;MOD([.A9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4]-[.E94]" office:value-type="float" office:value="0" calcext:value-type="float">
            <text:p>0.00</text:p>
          </table:table-cell>
          <table:table-cell table:style-name="ce22" table:formula="of:=HOUR([.$D94]-[.$C94])+MINUTE([.$D94]-[.$C9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5]-DATE(YEAR([.A95]+3-MOD([.A95]-2;7));1;MOD([.A9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5]-[.E95]" office:value-type="float" office:value="0" calcext:value-type="float">
            <text:p>0.00</text:p>
          </table:table-cell>
          <table:table-cell table:style-name="ce22" table:formula="of:=HOUR([.$D95]-[.$C95])+MINUTE([.$D95]-[.$C9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6]-DATE(YEAR([.A96]+3-MOD([.A96]-2;7));1;MOD([.A9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6]-[.E96]" office:value-type="float" office:value="0" calcext:value-type="float">
            <text:p>0.00</text:p>
          </table:table-cell>
          <table:table-cell table:style-name="ce22" table:formula="of:=HOUR([.$D96]-[.$C96])+MINUTE([.$D96]-[.$C9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7]-DATE(YEAR([.A97]+3-MOD([.A97]-2;7));1;MOD([.A9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7]-[.E97]" office:value-type="float" office:value="0" calcext:value-type="float">
            <text:p>0.00</text:p>
          </table:table-cell>
          <table:table-cell table:style-name="ce22" table:formula="of:=HOUR([.$D97]-[.$C97])+MINUTE([.$D97]-[.$C9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8]-DATE(YEAR([.A98]+3-MOD([.A98]-2;7));1;MOD([.A9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8]-[.E98]" office:value-type="float" office:value="0" calcext:value-type="float">
            <text:p>0.00</text:p>
          </table:table-cell>
          <table:table-cell table:style-name="ce22" table:formula="of:=HOUR([.$D98]-[.$C98])+MINUTE([.$D98]-[.$C9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99]-DATE(YEAR([.A99]+3-MOD([.A99]-2;7));1;MOD([.A9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99]-[.E99]" office:value-type="float" office:value="0" calcext:value-type="float">
            <text:p>0.00</text:p>
          </table:table-cell>
          <table:table-cell table:style-name="ce22" table:formula="of:=HOUR([.$D99]-[.$C99])+MINUTE([.$D99]-[.$C9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0]-DATE(YEAR([.A100]+3-MOD([.A100]-2;7));1;MOD([.A10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0]-[.E100]" office:value-type="float" office:value="0" calcext:value-type="float">
            <text:p>0.00</text:p>
          </table:table-cell>
          <table:table-cell table:style-name="ce22" table:formula="of:=HOUR([.$D100]-[.$C100])+MINUTE([.$D100]-[.$C10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1]-DATE(YEAR([.A101]+3-MOD([.A101]-2;7));1;MOD([.A10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1]-[.E101]" office:value-type="float" office:value="0" calcext:value-type="float">
            <text:p>0.00</text:p>
          </table:table-cell>
          <table:table-cell table:style-name="ce22" table:formula="of:=HOUR([.$D101]-[.$C101])+MINUTE([.$D101]-[.$C101])/60" office:value-type="float" office:value="0" calcext:value-type="float">
            <text:p>0.00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2]-DATE(YEAR([.A102]+3-MOD([.A102]-2;7));1;MOD([.A10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2]-[.E102]" office:value-type="float" office:value="0" calcext:value-type="float">
            <text:p>0.00</text:p>
          </table:table-cell>
          <table:table-cell table:style-name="ce22" table:formula="of:=HOUR([.$D102]-[.$C102])+MINUTE([.$D102]-[.$C10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3]-DATE(YEAR([.A103]+3-MOD([.A103]-2;7));1;MOD([.A10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3]-[.E103]" office:value-type="float" office:value="0" calcext:value-type="float">
            <text:p>0.00</text:p>
          </table:table-cell>
          <table:table-cell table:style-name="ce22" table:formula="of:=HOUR([.$D103]-[.$C103])+MINUTE([.$D103]-[.$C10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4]-DATE(YEAR([.A104]+3-MOD([.A104]-2;7));1;MOD([.A10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4]-[.E104]" office:value-type="float" office:value="0" calcext:value-type="float">
            <text:p>0.00</text:p>
          </table:table-cell>
          <table:table-cell table:style-name="ce22" table:formula="of:=HOUR([.$D104]-[.$C104])+MINUTE([.$D104]-[.$C10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5]-DATE(YEAR([.A105]+3-MOD([.A105]-2;7));1;MOD([.A10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5]-[.E105]" office:value-type="float" office:value="0" calcext:value-type="float">
            <text:p>0.00</text:p>
          </table:table-cell>
          <table:table-cell table:style-name="ce22" table:formula="of:=HOUR([.$D105]-[.$C105])+MINUTE([.$D105]-[.$C10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6]-DATE(YEAR([.A106]+3-MOD([.A106]-2;7));1;MOD([.A10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6]-[.E106]" office:value-type="float" office:value="0" calcext:value-type="float">
            <text:p>0.00</text:p>
          </table:table-cell>
          <table:table-cell table:style-name="ce22" table:formula="of:=HOUR([.$D106]-[.$C106])+MINUTE([.$D106]-[.$C10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7]-DATE(YEAR([.A107]+3-MOD([.A107]-2;7));1;MOD([.A10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7]-[.E107]" office:value-type="float" office:value="0" calcext:value-type="float">
            <text:p>0.00</text:p>
          </table:table-cell>
          <table:table-cell table:style-name="ce22" table:formula="of:=HOUR([.$D107]-[.$C107])+MINUTE([.$D107]-[.$C10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8]-DATE(YEAR([.A108]+3-MOD([.A108]-2;7));1;MOD([.A10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8]-[.E108]" office:value-type="float" office:value="0" calcext:value-type="float">
            <text:p>0.00</text:p>
          </table:table-cell>
          <table:table-cell table:style-name="ce22" table:formula="of:=HOUR([.$D108]-[.$C108])+MINUTE([.$D108]-[.$C10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09]-DATE(YEAR([.A109]+3-MOD([.A109]-2;7));1;MOD([.A10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09]-[.E109]" office:value-type="float" office:value="0" calcext:value-type="float">
            <text:p>0.00</text:p>
          </table:table-cell>
          <table:table-cell table:style-name="ce22" table:formula="of:=HOUR([.$D109]-[.$C109])+MINUTE([.$D109]-[.$C10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0]-DATE(YEAR([.A110]+3-MOD([.A110]-2;7));1;MOD([.A11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0]-[.E110]" office:value-type="float" office:value="0" calcext:value-type="float">
            <text:p>0.00</text:p>
          </table:table-cell>
          <table:table-cell table:style-name="ce22" table:formula="of:=HOUR([.$D110]-[.$C110])+MINUTE([.$D110]-[.$C11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1]-DATE(YEAR([.A111]+3-MOD([.A111]-2;7));1;MOD([.A11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1]-[.E111]" office:value-type="float" office:value="0" calcext:value-type="float">
            <text:p>0.00</text:p>
          </table:table-cell>
          <table:table-cell table:style-name="ce22" table:formula="of:=HOUR([.$D111]-[.$C111])+MINUTE([.$D111]-[.$C11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2]-DATE(YEAR([.A112]+3-MOD([.A112]-2;7));1;MOD([.A11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2]-[.E112]" office:value-type="float" office:value="0" calcext:value-type="float">
            <text:p>0.00</text:p>
          </table:table-cell>
          <table:table-cell table:style-name="ce22" table:formula="of:=HOUR([.$D112]-[.$C112])+MINUTE([.$D112]-[.$C11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3]-DATE(YEAR([.A113]+3-MOD([.A113]-2;7));1;MOD([.A11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3]-[.E113]" office:value-type="float" office:value="0" calcext:value-type="float">
            <text:p>0.00</text:p>
          </table:table-cell>
          <table:table-cell table:style-name="ce22" table:formula="of:=HOUR([.$D113]-[.$C113])+MINUTE([.$D113]-[.$C11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4]-DATE(YEAR([.A114]+3-MOD([.A114]-2;7));1;MOD([.A11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4]-[.E114]" office:value-type="float" office:value="0" calcext:value-type="float">
            <text:p>0.00</text:p>
          </table:table-cell>
          <table:table-cell table:style-name="ce22" table:formula="of:=HOUR([.$D114]-[.$C114])+MINUTE([.$D114]-[.$C11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5]-DATE(YEAR([.A115]+3-MOD([.A115]-2;7));1;MOD([.A11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5]-[.E115]" office:value-type="float" office:value="0" calcext:value-type="float">
            <text:p>0.00</text:p>
          </table:table-cell>
          <table:table-cell table:style-name="ce22" table:formula="of:=HOUR([.$D115]-[.$C115])+MINUTE([.$D115]-[.$C11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6]-DATE(YEAR([.A116]+3-MOD([.A116]-2;7));1;MOD([.A11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6]-[.E116]" office:value-type="float" office:value="0" calcext:value-type="float">
            <text:p>0.00</text:p>
          </table:table-cell>
          <table:table-cell table:style-name="ce22" table:formula="of:=HOUR([.$D116]-[.$C116])+MINUTE([.$D116]-[.$C11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7]-DATE(YEAR([.A117]+3-MOD([.A117]-2;7));1;MOD([.A11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7]-[.E117]" office:value-type="float" office:value="0" calcext:value-type="float">
            <text:p>0.00</text:p>
          </table:table-cell>
          <table:table-cell table:style-name="ce22" table:formula="of:=HOUR([.$D117]-[.$C117])+MINUTE([.$D117]-[.$C11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8]-DATE(YEAR([.A118]+3-MOD([.A118]-2;7));1;MOD([.A11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8]-[.E118]" office:value-type="float" office:value="0" calcext:value-type="float">
            <text:p>0.00</text:p>
          </table:table-cell>
          <table:table-cell table:style-name="ce22" table:formula="of:=HOUR([.$D118]-[.$C118])+MINUTE([.$D118]-[.$C11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19]-DATE(YEAR([.A119]+3-MOD([.A119]-2;7));1;MOD([.A11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19]-[.E119]" office:value-type="float" office:value="0" calcext:value-type="float">
            <text:p>0.00</text:p>
          </table:table-cell>
          <table:table-cell table:style-name="ce22" table:formula="of:=HOUR([.$D119]-[.$C119])+MINUTE([.$D119]-[.$C11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0]-DATE(YEAR([.A120]+3-MOD([.A120]-2;7));1;MOD([.A12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0]-[.E120]" office:value-type="float" office:value="0" calcext:value-type="float">
            <text:p>0.00</text:p>
          </table:table-cell>
          <table:table-cell table:style-name="ce22" table:formula="of:=HOUR([.$D120]-[.$C120])+MINUTE([.$D120]-[.$C12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1]-DATE(YEAR([.A121]+3-MOD([.A121]-2;7));1;MOD([.A12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1]-[.E121]" office:value-type="float" office:value="0" calcext:value-type="float">
            <text:p>0.00</text:p>
          </table:table-cell>
          <table:table-cell table:style-name="ce22" table:formula="of:=HOUR([.$D121]-[.$C121])+MINUTE([.$D121]-[.$C12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2]-DATE(YEAR([.A122]+3-MOD([.A122]-2;7));1;MOD([.A12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2]-[.E122]" office:value-type="float" office:value="0" calcext:value-type="float">
            <text:p>0.00</text:p>
          </table:table-cell>
          <table:table-cell table:style-name="ce22" table:formula="of:=HOUR([.$D122]-[.$C122])+MINUTE([.$D122]-[.$C12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3]-DATE(YEAR([.A123]+3-MOD([.A123]-2;7));1;MOD([.A12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3]-[.E123]" office:value-type="float" office:value="0" calcext:value-type="float">
            <text:p>0.00</text:p>
          </table:table-cell>
          <table:table-cell table:style-name="ce22" table:formula="of:=HOUR([.$D123]-[.$C123])+MINUTE([.$D123]-[.$C12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4]-DATE(YEAR([.A124]+3-MOD([.A124]-2;7));1;MOD([.A12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4]-[.E124]" office:value-type="float" office:value="0" calcext:value-type="float">
            <text:p>0.00</text:p>
          </table:table-cell>
          <table:table-cell table:style-name="ce22" table:formula="of:=HOUR([.$D124]-[.$C124])+MINUTE([.$D124]-[.$C12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5]-DATE(YEAR([.A125]+3-MOD([.A125]-2;7));1;MOD([.A12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5]-[.E125]" office:value-type="float" office:value="0" calcext:value-type="float">
            <text:p>0.00</text:p>
          </table:table-cell>
          <table:table-cell table:style-name="ce22" table:formula="of:=HOUR([.$D125]-[.$C125])+MINUTE([.$D125]-[.$C12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6]-DATE(YEAR([.A126]+3-MOD([.A126]-2;7));1;MOD([.A12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6]-[.E126]" office:value-type="float" office:value="0" calcext:value-type="float">
            <text:p>0.00</text:p>
          </table:table-cell>
          <table:table-cell table:style-name="ce22" table:formula="of:=HOUR([.$D126]-[.$C126])+MINUTE([.$D126]-[.$C12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7]-DATE(YEAR([.A127]+3-MOD([.A127]-2;7));1;MOD([.A12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7]-[.E127]" office:value-type="float" office:value="0" calcext:value-type="float">
            <text:p>0.00</text:p>
          </table:table-cell>
          <table:table-cell table:style-name="ce22" table:formula="of:=HOUR([.$D127]-[.$C127])+MINUTE([.$D127]-[.$C12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8]-DATE(YEAR([.A128]+3-MOD([.A128]-2;7));1;MOD([.A12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8]-[.E128]" office:value-type="float" office:value="0" calcext:value-type="float">
            <text:p>0.00</text:p>
          </table:table-cell>
          <table:table-cell table:style-name="ce22" table:formula="of:=HOUR([.$D128]-[.$C128])+MINUTE([.$D128]-[.$C12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29]-DATE(YEAR([.A129]+3-MOD([.A129]-2;7));1;MOD([.A12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29]-[.E129]" office:value-type="float" office:value="0" calcext:value-type="float">
            <text:p>0.00</text:p>
          </table:table-cell>
          <table:table-cell table:style-name="ce22" table:formula="of:=HOUR([.$D129]-[.$C129])+MINUTE([.$D129]-[.$C12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0]-DATE(YEAR([.A130]+3-MOD([.A130]-2;7));1;MOD([.A13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0]-[.E130]" office:value-type="float" office:value="0" calcext:value-type="float">
            <text:p>0.00</text:p>
          </table:table-cell>
          <table:table-cell table:style-name="ce22" table:formula="of:=HOUR([.$D130]-[.$C130])+MINUTE([.$D130]-[.$C13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1]-DATE(YEAR([.A131]+3-MOD([.A131]-2;7));1;MOD([.A13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1]-[.E131]" office:value-type="float" office:value="0" calcext:value-type="float">
            <text:p>0.00</text:p>
          </table:table-cell>
          <table:table-cell table:style-name="ce22" table:formula="of:=HOUR([.$D131]-[.$C131])+MINUTE([.$D131]-[.$C13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2]-DATE(YEAR([.A132]+3-MOD([.A132]-2;7));1;MOD([.A13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2]-[.E132]" office:value-type="float" office:value="0" calcext:value-type="float">
            <text:p>0.00</text:p>
          </table:table-cell>
          <table:table-cell table:style-name="ce22" table:formula="of:=HOUR([.$D132]-[.$C132])+MINUTE([.$D132]-[.$C13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3]-DATE(YEAR([.A133]+3-MOD([.A133]-2;7));1;MOD([.A13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3]-[.E133]" office:value-type="float" office:value="0" calcext:value-type="float">
            <text:p>0.00</text:p>
          </table:table-cell>
          <table:table-cell table:style-name="ce22" table:formula="of:=HOUR([.$D133]-[.$C133])+MINUTE([.$D133]-[.$C13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4]-DATE(YEAR([.A134]+3-MOD([.A134]-2;7));1;MOD([.A13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4]-[.E134]" office:value-type="float" office:value="0" calcext:value-type="float">
            <text:p>0.00</text:p>
          </table:table-cell>
          <table:table-cell table:style-name="ce22" table:formula="of:=HOUR([.$D134]-[.$C134])+MINUTE([.$D134]-[.$C13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5]-DATE(YEAR([.A135]+3-MOD([.A135]-2;7));1;MOD([.A13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5]-[.E135]" office:value-type="float" office:value="0" calcext:value-type="float">
            <text:p>0.00</text:p>
          </table:table-cell>
          <table:table-cell table:style-name="ce22" table:formula="of:=HOUR([.$D135]-[.$C135])+MINUTE([.$D135]-[.$C13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6]-DATE(YEAR([.A136]+3-MOD([.A136]-2;7));1;MOD([.A13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6]-[.E136]" office:value-type="float" office:value="0" calcext:value-type="float">
            <text:p>0.00</text:p>
          </table:table-cell>
          <table:table-cell table:style-name="ce22" table:formula="of:=HOUR([.$D136]-[.$C136])+MINUTE([.$D136]-[.$C13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7]-DATE(YEAR([.A137]+3-MOD([.A137]-2;7));1;MOD([.A13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7]-[.E137]" office:value-type="float" office:value="0" calcext:value-type="float">
            <text:p>0.00</text:p>
          </table:table-cell>
          <table:table-cell table:style-name="ce22" table:formula="of:=HOUR([.$D137]-[.$C137])+MINUTE([.$D137]-[.$C13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8]-DATE(YEAR([.A138]+3-MOD([.A138]-2;7));1;MOD([.A13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8]-[.E138]" office:value-type="float" office:value="0" calcext:value-type="float">
            <text:p>0.00</text:p>
          </table:table-cell>
          <table:table-cell table:style-name="ce22" table:formula="of:=HOUR([.$D138]-[.$C138])+MINUTE([.$D138]-[.$C13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39]-DATE(YEAR([.A139]+3-MOD([.A139]-2;7));1;MOD([.A13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39]-[.E139]" office:value-type="float" office:value="0" calcext:value-type="float">
            <text:p>0.00</text:p>
          </table:table-cell>
          <table:table-cell table:style-name="ce22" table:formula="of:=HOUR([.$D139]-[.$C139])+MINUTE([.$D139]-[.$C13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0]-DATE(YEAR([.A140]+3-MOD([.A140]-2;7));1;MOD([.A14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0]-[.E140]" office:value-type="float" office:value="0" calcext:value-type="float">
            <text:p>0.00</text:p>
          </table:table-cell>
          <table:table-cell table:style-name="ce22" table:formula="of:=HOUR([.$D140]-[.$C140])+MINUTE([.$D140]-[.$C14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1]-DATE(YEAR([.A141]+3-MOD([.A141]-2;7));1;MOD([.A14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1]-[.E141]" office:value-type="float" office:value="0" calcext:value-type="float">
            <text:p>0.00</text:p>
          </table:table-cell>
          <table:table-cell table:style-name="ce22" table:formula="of:=HOUR([.$D141]-[.$C141])+MINUTE([.$D141]-[.$C14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2]-DATE(YEAR([.A142]+3-MOD([.A142]-2;7));1;MOD([.A14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2]-[.E142]" office:value-type="float" office:value="0" calcext:value-type="float">
            <text:p>0.00</text:p>
          </table:table-cell>
          <table:table-cell table:style-name="ce22" table:formula="of:=HOUR([.$D142]-[.$C142])+MINUTE([.$D142]-[.$C14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3]-DATE(YEAR([.A143]+3-MOD([.A143]-2;7));1;MOD([.A14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3]-[.E143]" office:value-type="float" office:value="0" calcext:value-type="float">
            <text:p>0.00</text:p>
          </table:table-cell>
          <table:table-cell table:style-name="ce22" table:formula="of:=HOUR([.$D143]-[.$C143])+MINUTE([.$D143]-[.$C14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4]-DATE(YEAR([.A144]+3-MOD([.A144]-2;7));1;MOD([.A14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4]-[.E144]" office:value-type="float" office:value="0" calcext:value-type="float">
            <text:p>0.00</text:p>
          </table:table-cell>
          <table:table-cell table:style-name="ce22" table:formula="of:=HOUR([.$D144]-[.$C144])+MINUTE([.$D144]-[.$C14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5]-DATE(YEAR([.A145]+3-MOD([.A145]-2;7));1;MOD([.A14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5]-[.E145]" office:value-type="float" office:value="0" calcext:value-type="float">
            <text:p>0.00</text:p>
          </table:table-cell>
          <table:table-cell table:style-name="ce22" table:formula="of:=HOUR([.$D145]-[.$C145])+MINUTE([.$D145]-[.$C14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6]-DATE(YEAR([.A146]+3-MOD([.A146]-2;7));1;MOD([.A14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6]-[.E146]" office:value-type="float" office:value="0" calcext:value-type="float">
            <text:p>0.00</text:p>
          </table:table-cell>
          <table:table-cell table:style-name="ce22" table:formula="of:=HOUR([.$D146]-[.$C146])+MINUTE([.$D146]-[.$C14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7]-DATE(YEAR([.A147]+3-MOD([.A147]-2;7));1;MOD([.A14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7]-[.E147]" office:value-type="float" office:value="0" calcext:value-type="float">
            <text:p>0.00</text:p>
          </table:table-cell>
          <table:table-cell table:style-name="ce22" table:formula="of:=HOUR([.$D147]-[.$C147])+MINUTE([.$D147]-[.$C14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8]-DATE(YEAR([.A148]+3-MOD([.A148]-2;7));1;MOD([.A14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8]-[.E148]" office:value-type="float" office:value="0" calcext:value-type="float">
            <text:p>0.00</text:p>
          </table:table-cell>
          <table:table-cell table:style-name="ce22" table:formula="of:=HOUR([.$D148]-[.$C148])+MINUTE([.$D148]-[.$C14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49]-DATE(YEAR([.A149]+3-MOD([.A149]-2;7));1;MOD([.A14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49]-[.E149]" office:value-type="float" office:value="0" calcext:value-type="float">
            <text:p>0.00</text:p>
          </table:table-cell>
          <table:table-cell table:style-name="ce22" table:formula="of:=HOUR([.$D149]-[.$C149])+MINUTE([.$D149]-[.$C14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0]-DATE(YEAR([.A150]+3-MOD([.A150]-2;7));1;MOD([.A15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0]-[.E150]" office:value-type="float" office:value="0" calcext:value-type="float">
            <text:p>0.00</text:p>
          </table:table-cell>
          <table:table-cell table:style-name="ce22" table:formula="of:=HOUR([.$D150]-[.$C150])+MINUTE([.$D150]-[.$C15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1]-DATE(YEAR([.A151]+3-MOD([.A151]-2;7));1;MOD([.A15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1]-[.E151]" office:value-type="float" office:value="0" calcext:value-type="float">
            <text:p>0.00</text:p>
          </table:table-cell>
          <table:table-cell table:style-name="ce22" table:formula="of:=HOUR([.$D151]-[.$C151])+MINUTE([.$D151]-[.$C15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2]-DATE(YEAR([.A152]+3-MOD([.A152]-2;7));1;MOD([.A15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2]-[.E152]" office:value-type="float" office:value="0" calcext:value-type="float">
            <text:p>0.00</text:p>
          </table:table-cell>
          <table:table-cell table:style-name="ce22" table:formula="of:=HOUR([.$D152]-[.$C152])+MINUTE([.$D152]-[.$C15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3]-DATE(YEAR([.A153]+3-MOD([.A153]-2;7));1;MOD([.A15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3]-[.E153]" office:value-type="float" office:value="0" calcext:value-type="float">
            <text:p>0.00</text:p>
          </table:table-cell>
          <table:table-cell table:style-name="ce22" table:formula="of:=HOUR([.$D153]-[.$C153])+MINUTE([.$D153]-[.$C15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4]-DATE(YEAR([.A154]+3-MOD([.A154]-2;7));1;MOD([.A15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4]-[.E154]" office:value-type="float" office:value="0" calcext:value-type="float">
            <text:p>0.00</text:p>
          </table:table-cell>
          <table:table-cell table:style-name="ce22" table:formula="of:=HOUR([.$D154]-[.$C154])+MINUTE([.$D154]-[.$C15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5]-DATE(YEAR([.A155]+3-MOD([.A155]-2;7));1;MOD([.A15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5]-[.E155]" office:value-type="float" office:value="0" calcext:value-type="float">
            <text:p>0.00</text:p>
          </table:table-cell>
          <table:table-cell table:style-name="ce22" table:formula="of:=HOUR([.$D155]-[.$C155])+MINUTE([.$D155]-[.$C15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6]-DATE(YEAR([.A156]+3-MOD([.A156]-2;7));1;MOD([.A15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6]-[.E156]" office:value-type="float" office:value="0" calcext:value-type="float">
            <text:p>0.00</text:p>
          </table:table-cell>
          <table:table-cell table:style-name="ce22" table:formula="of:=HOUR([.$D156]-[.$C156])+MINUTE([.$D156]-[.$C15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7]-DATE(YEAR([.A157]+3-MOD([.A157]-2;7));1;MOD([.A15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7]-[.E157]" office:value-type="float" office:value="0" calcext:value-type="float">
            <text:p>0.00</text:p>
          </table:table-cell>
          <table:table-cell table:style-name="ce22" table:formula="of:=HOUR([.$D157]-[.$C157])+MINUTE([.$D157]-[.$C15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8]-DATE(YEAR([.A158]+3-MOD([.A158]-2;7));1;MOD([.A15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8]-[.E158]" office:value-type="float" office:value="0" calcext:value-type="float">
            <text:p>0.00</text:p>
          </table:table-cell>
          <table:table-cell table:style-name="ce22" table:formula="of:=HOUR([.$D158]-[.$C158])+MINUTE([.$D158]-[.$C15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59]-DATE(YEAR([.A159]+3-MOD([.A159]-2;7));1;MOD([.A15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59]-[.E159]" office:value-type="float" office:value="0" calcext:value-type="float">
            <text:p>0.00</text:p>
          </table:table-cell>
          <table:table-cell table:style-name="ce22" table:formula="of:=HOUR([.$D159]-[.$C159])+MINUTE([.$D159]-[.$C15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0]-DATE(YEAR([.A160]+3-MOD([.A160]-2;7));1;MOD([.A16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0]-[.E160]" office:value-type="float" office:value="0" calcext:value-type="float">
            <text:p>0.00</text:p>
          </table:table-cell>
          <table:table-cell table:style-name="ce22" table:formula="of:=HOUR([.$D160]-[.$C160])+MINUTE([.$D160]-[.$C16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1]-DATE(YEAR([.A161]+3-MOD([.A161]-2;7));1;MOD([.A16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1]-[.E161]" office:value-type="float" office:value="0" calcext:value-type="float">
            <text:p>0.00</text:p>
          </table:table-cell>
          <table:table-cell table:style-name="ce22" table:formula="of:=HOUR([.$D161]-[.$C161])+MINUTE([.$D161]-[.$C16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2]-DATE(YEAR([.A162]+3-MOD([.A162]-2;7));1;MOD([.A16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2]-[.E162]" office:value-type="float" office:value="0" calcext:value-type="float">
            <text:p>0.00</text:p>
          </table:table-cell>
          <table:table-cell table:style-name="ce22" table:formula="of:=HOUR([.$D162]-[.$C162])+MINUTE([.$D162]-[.$C16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3]-DATE(YEAR([.A163]+3-MOD([.A163]-2;7));1;MOD([.A16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3]-[.E163]" office:value-type="float" office:value="0" calcext:value-type="float">
            <text:p>0.00</text:p>
          </table:table-cell>
          <table:table-cell table:style-name="ce22" table:formula="of:=HOUR([.$D163]-[.$C163])+MINUTE([.$D163]-[.$C16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4]-DATE(YEAR([.A164]+3-MOD([.A164]-2;7));1;MOD([.A16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4]-[.E164]" office:value-type="float" office:value="0" calcext:value-type="float">
            <text:p>0.00</text:p>
          </table:table-cell>
          <table:table-cell table:style-name="ce22" table:formula="of:=HOUR([.$D164]-[.$C164])+MINUTE([.$D164]-[.$C16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5]-DATE(YEAR([.A165]+3-MOD([.A165]-2;7));1;MOD([.A16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5]-[.E165]" office:value-type="float" office:value="0" calcext:value-type="float">
            <text:p>0.00</text:p>
          </table:table-cell>
          <table:table-cell table:style-name="ce22" table:formula="of:=HOUR([.$D165]-[.$C165])+MINUTE([.$D165]-[.$C16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6]-DATE(YEAR([.A166]+3-MOD([.A166]-2;7));1;MOD([.A16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6]-[.E166]" office:value-type="float" office:value="0" calcext:value-type="float">
            <text:p>0.00</text:p>
          </table:table-cell>
          <table:table-cell table:style-name="ce22" table:formula="of:=HOUR([.$D166]-[.$C166])+MINUTE([.$D166]-[.$C16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7]-DATE(YEAR([.A167]+3-MOD([.A167]-2;7));1;MOD([.A16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7]-[.E167]" office:value-type="float" office:value="0" calcext:value-type="float">
            <text:p>0.00</text:p>
          </table:table-cell>
          <table:table-cell table:style-name="ce22" table:formula="of:=HOUR([.$D167]-[.$C167])+MINUTE([.$D167]-[.$C16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8]-DATE(YEAR([.A168]+3-MOD([.A168]-2;7));1;MOD([.A16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8]-[.E168]" office:value-type="float" office:value="0" calcext:value-type="float">
            <text:p>0.00</text:p>
          </table:table-cell>
          <table:table-cell table:style-name="ce22" table:formula="of:=HOUR([.$D168]-[.$C168])+MINUTE([.$D168]-[.$C16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69]-DATE(YEAR([.A169]+3-MOD([.A169]-2;7));1;MOD([.A16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69]-[.E169]" office:value-type="float" office:value="0" calcext:value-type="float">
            <text:p>0.00</text:p>
          </table:table-cell>
          <table:table-cell table:style-name="ce22" table:formula="of:=HOUR([.$D169]-[.$C169])+MINUTE([.$D169]-[.$C16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0]-DATE(YEAR([.A170]+3-MOD([.A170]-2;7));1;MOD([.A17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0]-[.E170]" office:value-type="float" office:value="0" calcext:value-type="float">
            <text:p>0.00</text:p>
          </table:table-cell>
          <table:table-cell table:style-name="ce22" table:formula="of:=HOUR([.$D170]-[.$C170])+MINUTE([.$D170]-[.$C17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1]-DATE(YEAR([.A171]+3-MOD([.A171]-2;7));1;MOD([.A17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1]-[.E171]" office:value-type="float" office:value="0" calcext:value-type="float">
            <text:p>0.00</text:p>
          </table:table-cell>
          <table:table-cell table:style-name="ce22" table:formula="of:=HOUR([.$D171]-[.$C171])+MINUTE([.$D171]-[.$C17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2]-DATE(YEAR([.A172]+3-MOD([.A172]-2;7));1;MOD([.A17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2]-[.E172]" office:value-type="float" office:value="0" calcext:value-type="float">
            <text:p>0.00</text:p>
          </table:table-cell>
          <table:table-cell table:style-name="ce22" table:formula="of:=HOUR([.$D172]-[.$C172])+MINUTE([.$D172]-[.$C17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3]-DATE(YEAR([.A173]+3-MOD([.A173]-2;7));1;MOD([.A17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3]-[.E173]" office:value-type="float" office:value="0" calcext:value-type="float">
            <text:p>0.00</text:p>
          </table:table-cell>
          <table:table-cell table:style-name="ce22" table:formula="of:=HOUR([.$D173]-[.$C173])+MINUTE([.$D173]-[.$C17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4]-DATE(YEAR([.A174]+3-MOD([.A174]-2;7));1;MOD([.A17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4]-[.E174]" office:value-type="float" office:value="0" calcext:value-type="float">
            <text:p>0.00</text:p>
          </table:table-cell>
          <table:table-cell table:style-name="ce22" table:formula="of:=HOUR([.$D174]-[.$C174])+MINUTE([.$D174]-[.$C17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5]-DATE(YEAR([.A175]+3-MOD([.A175]-2;7));1;MOD([.A17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5]-[.E175]" office:value-type="float" office:value="0" calcext:value-type="float">
            <text:p>0.00</text:p>
          </table:table-cell>
          <table:table-cell table:style-name="ce22" table:formula="of:=HOUR([.$D175]-[.$C175])+MINUTE([.$D175]-[.$C17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6]-DATE(YEAR([.A176]+3-MOD([.A176]-2;7));1;MOD([.A17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6]-[.E176]" office:value-type="float" office:value="0" calcext:value-type="float">
            <text:p>0.00</text:p>
          </table:table-cell>
          <table:table-cell table:style-name="ce22" table:formula="of:=HOUR([.$D176]-[.$C176])+MINUTE([.$D176]-[.$C17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7]-DATE(YEAR([.A177]+3-MOD([.A177]-2;7));1;MOD([.A17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7]-[.E177]" office:value-type="float" office:value="0" calcext:value-type="float">
            <text:p>0.00</text:p>
          </table:table-cell>
          <table:table-cell table:style-name="ce22" table:formula="of:=HOUR([.$D177]-[.$C177])+MINUTE([.$D177]-[.$C17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8]-DATE(YEAR([.A178]+3-MOD([.A178]-2;7));1;MOD([.A17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8]-[.E178]" office:value-type="float" office:value="0" calcext:value-type="float">
            <text:p>0.00</text:p>
          </table:table-cell>
          <table:table-cell table:style-name="ce22" table:formula="of:=HOUR([.$D178]-[.$C178])+MINUTE([.$D178]-[.$C17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79]-DATE(YEAR([.A179]+3-MOD([.A179]-2;7));1;MOD([.A17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79]-[.E179]" office:value-type="float" office:value="0" calcext:value-type="float">
            <text:p>0.00</text:p>
          </table:table-cell>
          <table:table-cell table:style-name="ce22" table:formula="of:=HOUR([.$D179]-[.$C179])+MINUTE([.$D179]-[.$C17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0]-DATE(YEAR([.A180]+3-MOD([.A180]-2;7));1;MOD([.A18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0]-[.E180]" office:value-type="float" office:value="0" calcext:value-type="float">
            <text:p>0.00</text:p>
          </table:table-cell>
          <table:table-cell table:style-name="ce22" table:formula="of:=HOUR([.$D180]-[.$C180])+MINUTE([.$D180]-[.$C18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1]-DATE(YEAR([.A181]+3-MOD([.A181]-2;7));1;MOD([.A18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1]-[.E181]" office:value-type="float" office:value="0" calcext:value-type="float">
            <text:p>0.00</text:p>
          </table:table-cell>
          <table:table-cell table:style-name="ce22" table:formula="of:=HOUR([.$D181]-[.$C181])+MINUTE([.$D181]-[.$C18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2]-DATE(YEAR([.A182]+3-MOD([.A182]-2;7));1;MOD([.A18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2]-[.E182]" office:value-type="float" office:value="0" calcext:value-type="float">
            <text:p>0.00</text:p>
          </table:table-cell>
          <table:table-cell table:style-name="ce22" table:formula="of:=HOUR([.$D182]-[.$C182])+MINUTE([.$D182]-[.$C18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3]-DATE(YEAR([.A183]+3-MOD([.A183]-2;7));1;MOD([.A18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3]-[.E183]" office:value-type="float" office:value="0" calcext:value-type="float">
            <text:p>0.00</text:p>
          </table:table-cell>
          <table:table-cell table:style-name="ce22" table:formula="of:=HOUR([.$D183]-[.$C183])+MINUTE([.$D183]-[.$C18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4]-DATE(YEAR([.A184]+3-MOD([.A184]-2;7));1;MOD([.A18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4]-[.E184]" office:value-type="float" office:value="0" calcext:value-type="float">
            <text:p>0.00</text:p>
          </table:table-cell>
          <table:table-cell table:style-name="ce22" table:formula="of:=HOUR([.$D184]-[.$C184])+MINUTE([.$D184]-[.$C18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5]-DATE(YEAR([.A185]+3-MOD([.A185]-2;7));1;MOD([.A18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5]-[.E185]" office:value-type="float" office:value="0" calcext:value-type="float">
            <text:p>0.00</text:p>
          </table:table-cell>
          <table:table-cell table:style-name="ce22" table:formula="of:=HOUR([.$D185]-[.$C185])+MINUTE([.$D185]-[.$C18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6]-DATE(YEAR([.A186]+3-MOD([.A186]-2;7));1;MOD([.A18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6]-[.E186]" office:value-type="float" office:value="0" calcext:value-type="float">
            <text:p>0.00</text:p>
          </table:table-cell>
          <table:table-cell table:style-name="ce22" table:formula="of:=HOUR([.$D186]-[.$C186])+MINUTE([.$D186]-[.$C18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7]-DATE(YEAR([.A187]+3-MOD([.A187]-2;7));1;MOD([.A18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7]-[.E187]" office:value-type="float" office:value="0" calcext:value-type="float">
            <text:p>0.00</text:p>
          </table:table-cell>
          <table:table-cell table:style-name="ce22" table:formula="of:=HOUR([.$D187]-[.$C187])+MINUTE([.$D187]-[.$C18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8]-DATE(YEAR([.A188]+3-MOD([.A188]-2;7));1;MOD([.A18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8]-[.E188]" office:value-type="float" office:value="0" calcext:value-type="float">
            <text:p>0.00</text:p>
          </table:table-cell>
          <table:table-cell table:style-name="ce22" table:formula="of:=HOUR([.$D188]-[.$C188])+MINUTE([.$D188]-[.$C18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89]-DATE(YEAR([.A189]+3-MOD([.A189]-2;7));1;MOD([.A18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89]-[.E189]" office:value-type="float" office:value="0" calcext:value-type="float">
            <text:p>0.00</text:p>
          </table:table-cell>
          <table:table-cell table:style-name="ce22" table:formula="of:=HOUR([.$D189]-[.$C189])+MINUTE([.$D189]-[.$C18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0]-DATE(YEAR([.A190]+3-MOD([.A190]-2;7));1;MOD([.A19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0]-[.E190]" office:value-type="float" office:value="0" calcext:value-type="float">
            <text:p>0.00</text:p>
          </table:table-cell>
          <table:table-cell table:style-name="ce22" table:formula="of:=HOUR([.$D190]-[.$C190])+MINUTE([.$D190]-[.$C19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1]-DATE(YEAR([.A191]+3-MOD([.A191]-2;7));1;MOD([.A19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1]-[.E191]" office:value-type="float" office:value="0" calcext:value-type="float">
            <text:p>0.00</text:p>
          </table:table-cell>
          <table:table-cell table:style-name="ce22" table:formula="of:=HOUR([.$D191]-[.$C191])+MINUTE([.$D191]-[.$C19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2]-DATE(YEAR([.A192]+3-MOD([.A192]-2;7));1;MOD([.A19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2]-[.E192]" office:value-type="float" office:value="0" calcext:value-type="float">
            <text:p>0.00</text:p>
          </table:table-cell>
          <table:table-cell table:style-name="ce22" table:formula="of:=HOUR([.$D192]-[.$C192])+MINUTE([.$D192]-[.$C19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3]-DATE(YEAR([.A193]+3-MOD([.A193]-2;7));1;MOD([.A193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3]-[.E193]" office:value-type="float" office:value="0" calcext:value-type="float">
            <text:p>0.00</text:p>
          </table:table-cell>
          <table:table-cell table:style-name="ce22" table:formula="of:=HOUR([.$D193]-[.$C193])+MINUTE([.$D193]-[.$C193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4]-DATE(YEAR([.A194]+3-MOD([.A194]-2;7));1;MOD([.A194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4]-[.E194]" office:value-type="float" office:value="0" calcext:value-type="float">
            <text:p>0.00</text:p>
          </table:table-cell>
          <table:table-cell table:style-name="ce22" table:formula="of:=HOUR([.$D194]-[.$C194])+MINUTE([.$D194]-[.$C194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5]-DATE(YEAR([.A195]+3-MOD([.A195]-2;7));1;MOD([.A195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5]-[.E195]" office:value-type="float" office:value="0" calcext:value-type="float">
            <text:p>0.00</text:p>
          </table:table-cell>
          <table:table-cell table:style-name="ce22" table:formula="of:=HOUR([.$D195]-[.$C195])+MINUTE([.$D195]-[.$C195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6]-DATE(YEAR([.A196]+3-MOD([.A196]-2;7));1;MOD([.A196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6]-[.E196]" office:value-type="float" office:value="0" calcext:value-type="float">
            <text:p>0.00</text:p>
          </table:table-cell>
          <table:table-cell table:style-name="ce22" table:formula="of:=HOUR([.$D196]-[.$C196])+MINUTE([.$D196]-[.$C196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7]-DATE(YEAR([.A197]+3-MOD([.A197]-2;7));1;MOD([.A197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7]-[.E197]" office:value-type="float" office:value="0" calcext:value-type="float">
            <text:p>0.00</text:p>
          </table:table-cell>
          <table:table-cell table:style-name="ce22" table:formula="of:=HOUR([.$D197]-[.$C197])+MINUTE([.$D197]-[.$C197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8]-DATE(YEAR([.A198]+3-MOD([.A198]-2;7));1;MOD([.A198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8]-[.E198]" office:value-type="float" office:value="0" calcext:value-type="float">
            <text:p>0.00</text:p>
          </table:table-cell>
          <table:table-cell table:style-name="ce22" table:formula="of:=HOUR([.$D198]-[.$C198])+MINUTE([.$D198]-[.$C198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199]-DATE(YEAR([.A199]+3-MOD([.A199]-2;7));1;MOD([.A199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199]-[.E199]" office:value-type="float" office:value="0" calcext:value-type="float">
            <text:p>0.00</text:p>
          </table:table-cell>
          <table:table-cell table:style-name="ce22" table:formula="of:=HOUR([.$D199]-[.$C199])+MINUTE([.$D199]-[.$C199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200]-DATE(YEAR([.A200]+3-MOD([.A200]-2;7));1;MOD([.A200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200]-[.E200]" office:value-type="float" office:value="0" calcext:value-type="float">
            <text:p>0.00</text:p>
          </table:table-cell>
          <table:table-cell table:style-name="ce22" table:formula="of:=HOUR([.$D200]-[.$C200])+MINUTE([.$D200]-[.$C200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201]-DATE(YEAR([.A201]+3-MOD([.A201]-2;7));1;MOD([.A201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201]-[.E201]" office:value-type="float" office:value="0" calcext:value-type="float">
            <text:p>0.00</text:p>
          </table:table-cell>
          <table:table-cell table:style-name="ce22" table:formula="of:=HOUR([.$D201]-[.$C201])+MINUTE([.$D201]-[.$C201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5"/>
          <table:table-cell table:style-name="ce9" table:formula="of:=TRUNC(([.A202]-DATE(YEAR([.A202]+3-MOD([.A202]-2;7));1;MOD([.A202]-2;7)-9))/7)" office:value-type="float" office:value="52" calcext:value-type="float">
            <text:p>52</text:p>
          </table:table-cell>
          <table:table-cell table:style-name="ce13"/>
          <table:table-cell table:style-name="ce16"/>
          <table:table-cell table:style-name="ce23"/>
          <table:table-cell table:style-name="ce23" table:formula="of:=[.G202]-[.E202]" office:value-type="float" office:value="0" calcext:value-type="float">
            <text:p>0.00</text:p>
          </table:table-cell>
          <table:table-cell table:style-name="ce22" table:formula="of:=HOUR([.$D202]-[.$C202])+MINUTE([.$D202]-[.$C202])/60" office:value-type="float" office:value="0" calcext:value-type="float">
            <text:p>0.00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6"/>
          <table:table-cell table:style-name="ce9" table:formula="of:=TRUNC(([.A203]-DATE(YEAR([.A203]+3-MOD([.A203]-2;7));1;MOD([.A203]-2;7)-9))/7)" office:value-type="float" office:value="52" calcext:value-type="float">
            <text:p>52</text:p>
          </table:table-cell>
          <table:table-cell table:style-name="ce14"/>
          <table:table-cell table:style-name="ce17"/>
          <table:table-cell table:style-name="ce24"/>
          <table:table-cell table:style-name="ce23" table:formula="of:=[.G203]-[.E203]" office:value-type="float" office:value="0" calcext:value-type="float">
            <text:p>0.00</text:p>
          </table:table-cell>
          <table:table-cell table:style-name="ce22" table:formula="of:=HOUR([.$D203]-[.$C203])+MINUTE([.$D203]-[.$C203])/60" office:value-type="float" office:value="0" calcext:value-type="float">
            <text:p>0.00</text:p>
          </table:table-cell>
          <table:table-cell table:style-name="ce32"/>
          <table:table-cell table:number-columns-repeated="1016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Begleitprotokoll.$A$1" table:cell-range-address="$Begleitprotokoll.$A$1:.$H$30" table:range-usable-as="print-range"/>
        </table:named-expressions>
      </table:table>
      <table:table table:name="Betreuungsprotokoll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2" table:number-columns-repeated="1016" table:default-cell-style-name="Default"/>
        <table:table-row table:style-name="ro5">
          <table:table-cell table:style-name="ce35" office:value-type="string" calcext:value-type="string" table:number-columns-spanned="8" table:number-rows-spanned="1">
            <text:p>Betreuungsprotokoll für Diplomarbeit in der HTL Hollabrunn</text:p>
          </table:table-cell>
          <table:covered-table-cell table:number-columns-repeated="7" table:style-name="ce44"/>
          <table:table-cell table:style-name="ce61" table:number-columns-repeated="1016"/>
        </table:table-row>
        <table:table-row table:style-name="ro3">
          <table:table-cell table:style-name="ce36" office:value-type="string" calcext:value-type="string">
            <text:p>Kandidat/in:</text:p>
          </table:table-cell>
          <table:table-cell table:style-name="ce36" office:value-type="string" calcext:value-type="string">
            <text:p>Clemens Pruggmayer</text:p>
          </table:table-cell>
          <table:table-cell table:style-name="ce50" office:value-type="string" calcext:value-type="string" table:number-columns-spanned="3" table:number-rows-spanned="1">
            <text:p>Jahrgang: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5BHEL 2019/20</text:p>
          </table:table-cell>
          <table:covered-table-cell table:number-columns-repeated="2" table:style-name="ce50"/>
          <table:table-cell table:number-columns-repeated="1016"/>
        </table:table-row>
        <table:table-row table:style-name="ro6">
          <table:table-cell table:style-name="ce37" office:value-type="string" calcext:value-type="string">
            <text:p>Thema:</text:p>
          </table:table-cell>
          <table:table-cell table:style-name="ce36"/>
          <table:table-cell table:style-name="ce51" office:value-type="string" calcext:value-type="string" table:number-columns-spanned="3" table:number-rows-spanned="1">
            <text:p>individuelle  </text:p>
            <text:p>Themenstellung:</text:p>
          </table:table-cell>
          <table:covered-table-cell table:number-columns-repeated="2" table:style-name="ce51"/>
          <table:table-cell table:style-name="ce54" table:number-columns-spanned="3" table:number-rows-spanned="1"/>
          <table:covered-table-cell table:number-columns-repeated="2" table:style-name="ce55"/>
          <table:table-cell table:number-columns-repeated="1016"/>
        </table:table-row>
        <table:table-row table:style-name="ro3">
          <table:table-cell table:style-name="ce36" office:value-type="string" calcext:value-type="string">
            <text:p>Betreuer: </text:p>
          </table:table-cell>
          <table:table-cell table:style-name="ce45"/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8">
          <table:table-cell table:style-name="ce38" office:value-type="string" calcext:value-type="string">
            <text:p>Datum</text:p>
          </table:table-cell>
          <table:table-cell table:style-name="ce38" office:value-type="string" calcext:value-type="string">
            <text:p>Gesprächsnotiz</text:p>
          </table:table-cell>
          <table:table-cell table:style-name="ce52" office:value-type="string" calcext:value-type="string">
            <text:p>Fach-kompetenz</text:p>
          </table:table-cell>
          <table:table-cell table:style-name="ce52" office:value-type="string" calcext:value-type="string">
            <text:p>Methoden-kompetenz</text:p>
          </table:table-cell>
          <table:table-cell table:style-name="ce52" office:value-type="string" calcext:value-type="string">
            <text:p>Selbst-kompetenz</text:p>
          </table:table-cell>
          <table:table-cell table:style-name="ce52" office:value-type="string" calcext:value-type="string">
            <text:p>Sprach-kompetenz</text:p>
          </table:table-cell>
          <table:table-cell table:style-name="ce52" office:value-type="string" calcext:value-type="string">
            <text:p>Dokumentation</text:p>
          </table:table-cell>
          <table:table-cell table:style-name="ce56" office:value-type="string" calcext:value-type="string">
            <text:p>Aufgaben, To-Do</text:p>
          </table:table-cell>
          <table:table-cell table:style-name="ce62" table:number-columns-repeated="1016"/>
        </table:table-row>
        <table:table-row table:style-name="ro9">
          <table:table-cell table:style-name="ce39" office:value-type="date" office:date-value="2017-06-14" calcext:value-type="date">
            <text:p>6/14/2017</text:p>
          </table:table-cell>
          <table:table-cell table:style-name="ce46" office:value-type="string" calcext:value-type="string">
            <text:p>Was ist bisher geschehen? - Aktueller Status</text:p>
            <text:p>Besprechung der  Aufgabenstellung</text:p>
            <text:p/>
            <text:p>Nächster Besprechnungstermin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2"/>
          <table:table-cell table:style-name="ce57" office:value-type="string" calcext:value-type="string">
            <text:p>Ausarbeitung von Konzepten</text:p>
            <text:p>Vorgänger Projekt nachvollziehen</text:p>
            <text:p>Welche Tätigkeiten sind für die Ferien geplant ?</text:p>
            <text:p>Was wird für diese Tätigkeiten während der Ferien benötigt  (Bauteile,Messgeräte,...) ?</text:p>
          </table:table-cell>
          <table:table-cell table:number-columns-repeated="1016"/>
        </table:table-row>
        <table:table-row table:style-name="ro10">
          <table:table-cell table:style-name="ce39"/>
          <table:table-cell table:style-name="ce46"/>
          <table:table-cell table:style-name="ce53" table:number-columns-repeated="5"/>
          <table:table-cell table:style-name="ce58"/>
          <table:table-cell table:number-columns-repeated="1016"/>
        </table:table-row>
        <table:table-row table:style-name="ro10">
          <table:table-cell table:style-name="ce39"/>
          <table:table-cell table:style-name="ce40"/>
          <table:table-cell table:style-name="ce53" table:number-columns-repeated="5"/>
          <table:table-cell table:style-name="ce58"/>
          <table:table-cell table:number-columns-repeated="1016"/>
        </table:table-row>
        <table:table-row table:style-name="ro10" table:number-rows-repeated="2">
          <table:table-cell table:style-name="ce39"/>
          <table:table-cell table:style-name="ce46"/>
          <table:table-cell table:style-name="ce53" table:number-columns-repeated="5"/>
          <table:table-cell table:style-name="ce58"/>
          <table:table-cell table:number-columns-repeated="1016"/>
        </table:table-row>
        <table:table-row table:style-name="ro10">
          <table:table-cell table:style-name="ce40" table:number-columns-repeated="2"/>
          <table:table-cell table:style-name="ce53" table:number-columns-repeated="5"/>
          <table:table-cell table:style-name="ce58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8" table:number-rows-spanned="1">
            <text:p>Begründung:</text:p>
          </table:table-cell>
          <table:covered-table-cell table:number-columns-repeated="7" table:style-name="ce47"/>
          <table:table-cell table:number-columns-repeated="1016"/>
        </table:table-row>
        <table:table-row table:style-name="ro3">
          <table:table-cell table:style-name="ce42" table:number-columns-spanned="8" table:number-rows-spanned="2"/>
          <table:covered-table-cell table:number-columns-repeated="6" table:style-name="ce48"/>
          <table:covered-table-cell table:style-name="ce59"/>
          <table:table-cell table:number-columns-repeated="1016"/>
        </table:table-row>
        <table:table-row table:style-name="ro3">
          <table:covered-table-cell table:style-name="ce43"/>
          <table:covered-table-cell table:number-columns-repeated="6" table:style-name="ce49"/>
          <table:covered-table-cell table:style-name="ce60"/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chenstunden" table:style-name="ta3">
        <office:forms form:automatic-focus="false" form:apply-design-mode="false"/>
        <table:table-column table:style-name="co2" table:number-columns-repeated="8" table:default-cell-style-name="Default"/>
        <table:table-row table:style-name="ro3" table:number-rows-repeated="7">
          <table:table-cell table:number-columns-repeated="8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Summe:</text:p>
          </table:table-cell>
          <table:covered-table-cell table:style-name="ce63"/>
          <table:table-cell table:style-name="ce69" table:formula="of:=SUM([.D11:.D62])" office:value-type="float" office:value="133.5" calcext:value-type="float">
            <text:p>133.50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table:style-name="ce64" office:value-type="string" calcext:value-type="string">
            <text:p>Woche:</text:p>
          </table:table-cell>
          <table:table-cell table:style-name="ce67" office:value-type="string" calcext:value-type="string">
            <text:p>Arbeitszeit: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16" calcext:value-type="float">
            <text:p>16</text:p>
          </table:table-cell>
          <table:table-cell table:style-name="ce68" table:formula="of:=SUMIF([$Begleitprotokoll.$B$5:.$B$56];[$Wochenstunden.$C11];[$Begleitprotokoll.$G$5:.$G$56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17" calcext:value-type="float">
            <text:p>17</text:p>
          </table:table-cell>
          <table:table-cell table:style-name="ce68" table:formula="of:=SUMIF([$Begleitprotokoll.$B$5:.$B$56];[$Wochenstunden.$C12];[$Begleitprotokoll.$G$5:.$G$56])" office:value-type="float" office:value="0" calcext:value-type="float">
            <text:p>0.00</text:p>
          </table:table-cell>
          <table:table-cell table:number-columns-repeated="2"/>
          <table:table-cell>
            <draw:frame table:end-cell-address="Wochenstunden.S36" table:end-x="0.2413in" table:end-y="0.0992in" draw:z-index="0" draw:name="Chart 1" draw:style-name="gr1" draw:text-style-name="P1" svg:width="10.4012in" svg:height="5.015in" svg:x="0.5071in" svg:y="0.0843in">
              <draw:object draw:notify-on-update-of-ranges="Wochenstunden.C10:Wochenstunden.C62 Wochenstunden.D10:Wochenstunden.D10 Wochenstunden.D10:Wochenstunden.D6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3">
          <table:table-cell table:number-columns-repeated="2"/>
          <table:table-cell table:style-name="ce65" office:value-type="float" office:value="18" calcext:value-type="float">
            <text:p>18</text:p>
          </table:table-cell>
          <table:table-cell table:style-name="ce68" table:formula="of:=SUMIF([$Begleitprotokoll.$B$5:.$B$56];[$Wochenstunden.$C13];[$Begleitprotokoll.$G$5:.$G$56])" office:value-type="float" office:value="9.5" calcext:value-type="float">
            <text:p>9.5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19" calcext:value-type="float">
            <text:p>19</text:p>
          </table:table-cell>
          <table:table-cell table:style-name="ce68" table:formula="of:=SUMIF([$Begleitprotokoll.$B$5:.$B$56];[$Wochenstunden.$C14];[$Begleitprotokoll.$G$5:.$G$56])" office:value-type="float" office:value="2" calcext:value-type="float">
            <text:p>2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style-name="ce68" table:formula="of:=SUMIF([$Begleitprotokoll.$B$5:.$B$56];[$Wochenstunden.$C15];[$Begleitprotokoll.$G$5:.$G$56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1" calcext:value-type="float">
            <text:p>21</text:p>
          </table:table-cell>
          <table:table-cell table:style-name="ce68" table:formula="of:=SUMIF([$Begleitprotokoll.$B$5:.$B$56];[$Wochenstunden.$C16];[$Begleitprotokoll.$G$5:.$G$56])" office:value-type="float" office:value="19" calcext:value-type="float">
            <text:p>19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2" calcext:value-type="float">
            <text:p>22</text:p>
          </table:table-cell>
          <table:table-cell table:style-name="ce68" table:formula="of:=SUMIF([$Begleitprotokoll.$B$5:.$B$56];[$Wochenstunden.$C17];[$Begleitprotokoll.$G$5:.$G$56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3" calcext:value-type="float">
            <text:p>23</text:p>
          </table:table-cell>
          <table:table-cell table:style-name="ce68" table:formula="of:=SUMIF([$Begleitprotokoll.$B$5:.$B$56];[$Wochenstunden.$C18];[$Begleitprotokoll.$G$5:.$G$56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4" calcext:value-type="float">
            <text:p>24</text:p>
          </table:table-cell>
          <table:table-cell table:style-name="ce68" table:formula="of:=SUMIF([$Begleitprotokoll.$B$5:.$B$56];[$Wochenstunden.$C19];[$Begleitprotokoll.$G$5:.$G$56])" office:value-type="float" office:value="9" calcext:value-type="float">
            <text:p>9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style-name="ce68" table:formula="of:=SUMIF([$Begleitprotokoll.$B$5:.$B$56];[$Wochenstunden.$C20];[$Begleitprotokoll.$G$5:.$G$56])" office:value-type="float" office:value="8" calcext:value-type="float">
            <text:p>8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6" calcext:value-type="float">
            <text:p>26</text:p>
          </table:table-cell>
          <table:table-cell table:style-name="ce68" table:formula="of:=SUMIF([$Begleitprotokoll.$B$5:.$B$56];[$Wochenstunden.$C21];[$Begleitprotokoll.$G$5:.$G$56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7" calcext:value-type="float">
            <text:p>27</text:p>
          </table:table-cell>
          <table:table-cell table:style-name="ce68" table:formula="of:=SUMIF([$Begleitprotokoll.$B$5:.$B$56];[$Wochenstunden.$C22];[$Begleitprotokoll.$G$5:.$G$56])" office:value-type="float" office:value="8" calcext:value-type="float">
            <text:p>8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8" calcext:value-type="float">
            <text:p>28</text:p>
          </table:table-cell>
          <table:table-cell table:style-name="ce68" table:formula="of:=SUMIF([$Begleitprotokoll.$B$5:.$B$56];[$Wochenstunden.$C23];[$Begleitprotokoll.$G$5:.$G$56])" office:value-type="float" office:value="3" calcext:value-type="float">
            <text:p>3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29" calcext:value-type="float">
            <text:p>29</text:p>
          </table:table-cell>
          <table:table-cell table:style-name="ce68" table:formula="of:=SUMIF([$Begleitprotokoll.$B$5:.$B$158];[$Wochenstunden.$C24];[$Begleitprotokoll.$G$5:.$G$158])" office:value-type="float" office:value="6" calcext:value-type="float">
            <text:p>6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style-name="ce68" table:formula="of:=SUMIF([$Begleitprotokoll.$B$5:.$B$158];[$Wochenstunden.$C25];[$Begleitprotokoll.$G$5:.$G$158])" office:value-type="float" office:value="14" calcext:value-type="float">
            <text:p>14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1" calcext:value-type="float">
            <text:p>31</text:p>
          </table:table-cell>
          <table:table-cell table:style-name="ce68" table:formula="of:=SUMIF([$Begleitprotokoll.$B$5:.$B$158];[$Wochenstunden.$C26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2" calcext:value-type="float">
            <text:p>32</text:p>
          </table:table-cell>
          <table:table-cell table:style-name="ce68" table:formula="of:=SUMIF([$Begleitprotokoll.$B$5:.$B$158];[$Wochenstunden.$C27];[$Begleitprotokoll.$G$5:.$G$158])" office:value-type="float" office:value="5" calcext:value-type="float">
            <text:p>5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3" calcext:value-type="float">
            <text:p>33</text:p>
          </table:table-cell>
          <table:table-cell table:style-name="ce68" table:formula="of:=SUMIF([$Begleitprotokoll.$B$5:.$B$158];[$Wochenstunden.$C28];[$Begleitprotokoll.$G$5:.$G$158])" office:value-type="float" office:value="1" calcext:value-type="float">
            <text:p>1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4" calcext:value-type="float">
            <text:p>34</text:p>
          </table:table-cell>
          <table:table-cell table:style-name="ce68" table:formula="of:=SUMIF([$Begleitprotokoll.$B$5:.$B$158];[$Wochenstunden.$C29];[$Begleitprotokoll.$G$5:.$G$158])" office:value-type="float" office:value="2" calcext:value-type="float">
            <text:p>2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style-name="ce68" table:formula="of:=SUMIF([$Begleitprotokoll.$B$5:.$B$158];[$Wochenstunden.$C30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6" calcext:value-type="float">
            <text:p>36</text:p>
          </table:table-cell>
          <table:table-cell table:style-name="ce68" table:formula="of:=SUMIF([$Begleitprotokoll.$B$5:.$B$158];[$Wochenstunden.$C31];[$Begleitprotokoll.$G$5:.$G$158])" office:value-type="float" office:value="9" calcext:value-type="float">
            <text:p>9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7" calcext:value-type="float">
            <text:p>37</text:p>
          </table:table-cell>
          <table:table-cell table:style-name="ce68" table:formula="of:=SUMIF([$Begleitprotokoll.$B$5:.$B$158];[$Wochenstunden.$C32];[$Begleitprotokoll.$G$5:.$G$158])" office:value-type="float" office:value="7.33333333333333" calcext:value-type="float">
            <text:p>7.3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8" calcext:value-type="float">
            <text:p>38</text:p>
          </table:table-cell>
          <table:table-cell table:style-name="ce68" table:formula="of:=SUMIF([$Begleitprotokoll.$B$5:.$B$158];[$Wochenstunden.$C33];[$Begleitprotokoll.$G$5:.$G$158])" office:value-type="float" office:value="8.75" calcext:value-type="float">
            <text:p>8.7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39" calcext:value-type="float">
            <text:p>39</text:p>
          </table:table-cell>
          <table:table-cell table:style-name="ce68" table:formula="of:=SUMIF([$Begleitprotokoll.$B$5:.$B$158];[$Wochenstunden.$C34];[$Begleitprotokoll.$G$5:.$G$158])" office:value-type="float" office:value="5.33333333333333" calcext:value-type="float">
            <text:p>5.3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style-name="ce68" table:formula="of:=SUMIF([$Begleitprotokoll.$B$5:.$B$158];[$Wochenstunden.$C35];[$Begleitprotokoll.$G$5:.$G$158])" office:value-type="float" office:value="5.33333333333333" calcext:value-type="float">
            <text:p>5.3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1" calcext:value-type="float">
            <text:p>41</text:p>
          </table:table-cell>
          <table:table-cell table:style-name="ce68" table:formula="of:=SUMIF([$Begleitprotokoll.$B$5:.$B$158];[$Wochenstunden.$C36];[$Begleitprotokoll.$G$5:.$G$158])" office:value-type="float" office:value="10.9166666666667" calcext:value-type="float">
            <text:p>10.92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2" calcext:value-type="float">
            <text:p>42</text:p>
          </table:table-cell>
          <table:table-cell table:style-name="ce68" table:formula="of:=SUMIF([$Begleitprotokoll.$B$5:.$B$158];[$Wochenstunden.$C37];[$Begleitprotokoll.$G$5:.$G$158])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3" calcext:value-type="float">
            <text:p>43</text:p>
          </table:table-cell>
          <table:table-cell table:style-name="ce68" table:formula="of:=SUMIF([$Begleitprotokoll.$B$5:.$B$158];[$Wochenstunden.$C38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4" calcext:value-type="float">
            <text:p>44</text:p>
          </table:table-cell>
          <table:table-cell table:style-name="ce68" table:formula="of:=SUMIF([$Begleitprotokoll.$B$5:.$B$158];[$Wochenstunden.$C39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5" calcext:value-type="float">
            <text:p>45</text:p>
          </table:table-cell>
          <table:table-cell table:style-name="ce68" table:formula="of:=SUMIF([$Begleitprotokoll.$B$5:.$B$158];[$Wochenstunden.$C40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6" calcext:value-type="float">
            <text:p>46</text:p>
          </table:table-cell>
          <table:table-cell table:style-name="ce68" table:formula="of:=SUMIF([$Begleitprotokoll.$B$5:.$B$158];[$Wochenstunden.$C41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7" calcext:value-type="float">
            <text:p>47</text:p>
          </table:table-cell>
          <table:table-cell table:style-name="ce68" table:formula="of:=SUMIF([$Begleitprotokoll.$B$5:.$B$158];[$Wochenstunden.$C42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8" calcext:value-type="float">
            <text:p>48</text:p>
          </table:table-cell>
          <table:table-cell table:style-name="ce68" table:formula="of:=SUMIF([$Begleitprotokoll.$B$5:.$B$158];[$Wochenstunden.$C43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49" calcext:value-type="float">
            <text:p>49</text:p>
          </table:table-cell>
          <table:table-cell table:style-name="ce68" table:formula="of:=SUMIF([$Begleitprotokoll.$B$5:.$B$158];[$Wochenstunden.$C44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style-name="ce68" table:formula="of:=SUMIF([$Begleitprotokoll.$B$5:.$B$158];[$Wochenstunden.$C45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51" calcext:value-type="float">
            <text:p>51</text:p>
          </table:table-cell>
          <table:table-cell table:style-name="ce68" table:formula="of:=SUMIF([$Begleitprotokoll.$B$5:.$B$158];[$Wochenstunden.$C46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5" office:value-type="float" office:value="52" calcext:value-type="float">
            <text:p>52</text:p>
          </table:table-cell>
          <table:table-cell table:style-name="ce68" table:formula="of:=SUMIF([$Begleitprotokoll.$B$5:.$B$158];[$Wochenstunden.$C47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1" calcext:value-type="float">
            <text:p>1</text:p>
          </table:table-cell>
          <table:table-cell table:style-name="ce68" table:formula="of:=SUMIF([$Begleitprotokoll.$B$5:.$B$158];[$Wochenstunden.$C48];[$Begleitprotokoll.$G$5:.$G$158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68" table:formula="of:=SUMIF([$Begleitprotokoll.$B$5:.$B$158];[$Wochenstunden.$C49];[$Begleitprotokoll.$G$5:.$G$158])" office:value-type="float" office:value="0" calcext:value-type="float">
            <text:p>0.00</text:p>
          </table:table-cell>
          <table:table-cell table:number-columns-repeated="2"/>
          <table:table-cell table:style-name="ce68"/>
          <table:table-cell/>
        </table:table-row>
        <table:table-row table:style-name="ro3">
          <table:table-cell table:number-columns-repeated="2"/>
          <table:table-cell table:style-name="ce66" office:value-type="float" office:value="3" calcext:value-type="float">
            <text:p>3</text:p>
          </table:table-cell>
          <table:table-cell table:style-name="ce68" table:formula="of:=SUMIF([$Begleitprotokoll.$B$5:.$B$200];[$Wochenstunden.$C50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4" calcext:value-type="float">
            <text:p>4</text:p>
          </table:table-cell>
          <table:table-cell table:style-name="ce68" table:formula="of:=SUMIF([$Begleitprotokoll.$B$5:.$B$200];[$Wochenstunden.$C51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5" calcext:value-type="float">
            <text:p>5</text:p>
          </table:table-cell>
          <table:table-cell table:style-name="ce68" table:formula="of:=SUMIF([$Begleitprotokoll.$B$5:.$B$200];[$Wochenstunden.$C52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6" calcext:value-type="float">
            <text:p>6</text:p>
          </table:table-cell>
          <table:table-cell table:style-name="ce68" table:formula="of:=SUMIF([$Begleitprotokoll.$B$5:.$B$200];[$Wochenstunden.$C53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7" calcext:value-type="float">
            <text:p>7</text:p>
          </table:table-cell>
          <table:table-cell table:style-name="ce68" table:formula="of:=SUMIF([$Begleitprotokoll.$B$5:.$B$200];[$Wochenstunden.$C54];[$Begleitprotokoll.$G$5:.$G$200])" office:value-type="float" office:value="0" calcext:value-type="float">
            <text:p>0.00</text:p>
          </table:table-cell>
          <table:table-cell table:number-columns-repeated="2"/>
          <table:table-cell table:style-name="ce68"/>
          <table:table-cell/>
        </table:table-row>
        <table:table-row table:style-name="ro3">
          <table:table-cell table:number-columns-repeated="2"/>
          <table:table-cell table:style-name="ce66" office:value-type="float" office:value="8" calcext:value-type="float">
            <text:p>8</text:p>
          </table:table-cell>
          <table:table-cell table:style-name="ce68" table:formula="of:=SUMIF([$Begleitprotokoll.$B$5:.$B$200];[$Wochenstunden.$C55];[$Begleitprotokoll.$G$5:.$G$200])" office:value-type="float" office:value="0" calcext:value-type="float">
            <text:p>0.00</text:p>
          </table:table-cell>
          <table:table-cell table:number-columns-repeated="2"/>
          <table:table-cell table:style-name="ce68"/>
          <table:table-cell/>
        </table:table-row>
        <table:table-row table:style-name="ro3">
          <table:table-cell table:number-columns-repeated="2"/>
          <table:table-cell table:style-name="ce66" office:value-type="float" office:value="9" calcext:value-type="float">
            <text:p>9</text:p>
          </table:table-cell>
          <table:table-cell table:style-name="ce68" table:formula="of:=SUMIF([$Begleitprotokoll.$B$5:.$B$200];[$Wochenstunden.$C56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10" calcext:value-type="float">
            <text:p>10</text:p>
          </table:table-cell>
          <table:table-cell table:style-name="ce68" table:formula="of:=SUMIF([$Begleitprotokoll.$B$5:.$B$200];[$Wochenstunden.$C57];[$Begleitprotokoll.$G$5:.$G$200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11" calcext:value-type="float">
            <text:p>11</text:p>
          </table:table-cell>
          <table:table-cell table:style-name="ce68" table:formula="of:=SUMIF([$Begleitprotokoll.$B$5:.$B$200];[$Wochenstunden.$C58];[$Begleitprotokoll.$G$5:.$G$200])" office:value-type="float" office:value="0" calcext:value-type="float">
            <text:p>0.00</text:p>
          </table:table-cell>
          <table:table-cell table:number-columns-repeated="3"/>
          <table:table-cell table:style-name="ce68"/>
        </table:table-row>
        <table:table-row table:style-name="ro3">
          <table:table-cell table:number-columns-repeated="2"/>
          <table:table-cell table:style-name="ce66" office:value-type="float" office:value="12" calcext:value-type="float">
            <text:p>12</text:p>
          </table:table-cell>
          <table:table-cell table:style-name="ce68" table:formula="of:=SUMIF([$Begleitprotokoll.$B$5:.$B$200];[$Wochenstunden.$C59];[$Begleitprotokoll.$G$5:.$G$200])" office:value-type="float" office:value="0" calcext:value-type="float">
            <text:p>0.00</text:p>
          </table:table-cell>
          <table:table-cell table:number-columns-repeated="3"/>
          <table:table-cell table:style-name="ce68"/>
        </table:table-row>
        <table:table-row table:style-name="ro3">
          <table:table-cell table:number-columns-repeated="2"/>
          <table:table-cell table:style-name="ce66" office:value-type="float" office:value="13" calcext:value-type="float">
            <text:p>13</text:p>
          </table:table-cell>
          <table:table-cell table:style-name="ce68" table:formula="of:=SUMIF([$Begleitprotokoll.$B$5:.$B$203];[$Wochenstunden.$C60];[$Begleitprotokoll.$G$5:.$G$203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14" calcext:value-type="float">
            <text:p>14</text:p>
          </table:table-cell>
          <table:table-cell table:style-name="ce68" table:formula="of:=SUMIF([$Begleitprotokoll.$B$5:.$B$203];[$Wochenstunden.$C61];[$Begleitprotokoll.$G$5:.$G$203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6" office:value-type="float" office:value="15" calcext:value-type="float">
            <text:p>15</text:p>
          </table:table-cell>
          <table:table-cell table:style-name="ce68" table:formula="of:=SUMIF([$Begleitprotokoll.$B$5:.$B$203];[$Wochenstunden.$C62];[$Begleitprotokoll.$G$5:.$G$203])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8"/>
          <table:table-cell table:number-columns-repeated="4"/>
        </table:table-row>
        <table:table-row table:style-name="ro3" table:number-rows-repeated="104851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date-style style:name="N145P0" style:volatile="true">
      <number:day number:style="long"/>
      <number:text>/</number:text>
      <number:month number:style="long"/>
      <number:text>/</number:text>
      <number:year/>
    </number:date-style>
    <number:text-style style:name="N145">
      <number:text-content/>
      <style:map style:condition="value()&lt;=1.79769313486232E+308" style:apply-style-name="N145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3154in" fo:margin-left="0.7083in" fo:margin-right="0.7083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193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5118in" fo:margin-left="0.7083in" fo:margin-right="0.7083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756in" fo:margin-left="0in" fo:margin-right="0in" fo:margin-top="0.1228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chenstunden" style:display-name="PageStyle_Wochen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treuungsprotokoll" style:display-name="PageStyle_Betreuungsprotokoll" style:page-layout-name="Mpm4">
      <style:header style:display="false"/>
      <style:header-left style:display="false"/>
      <style:footer>
        <style:region-left>
          <text:p><text:span text:style-name="MT1">EL HTL Hollabrunn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egleitprotokoll" style:display-name="PageStyle_Begleitprotokoll" style:page-layout-name="Mpm5">
      <style:header style:display="false"/>
      <style:header-left style:display="false"/>
      <style:footer>
        <style:region-left>
          <text:p><text:span text:style-name="MT1">EL HTL Hollabrunn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olo</meta:initial-creator>
    <meta:creation-date>2011-09-01T12:41:17</meta:creation-date>
    <dc:date>2020-10-14T08:46:14.518535945</dc:date>
    <meta:editing-duration>PT18M19S</meta:editing-duration>
    <meta:generator>LibreOffice/7.0.1.2$Linux_X86_64 LibreOffice_project/00$Build-2</meta:generator>
    <meta:editing-cycles>2</meta:editing-cycles>
    <meta:document-statistic meta:table-count="3" meta:cell-count="939" meta:object-count="1"/>
    <meta:user-defined meta:name="AppVersion">16.0300</meta:user-defined>
    <meta:user-defined meta:name="ContentTypeId">0x010100CAF96D72161F634288D16323DEC9F1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09cm" svg:stroke-color="#808080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Calibri" fo:font-size="18pt" fo:language="de" fo:country="AT" fo:font-weight="bold" style:font-family-asian="Calibri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axis-label-position="outside-start" chart:tick-mark-position="at-axis"/>
      <style:graphic-properties svg:stroke-width="0.009cm" svg:stroke-color="#80808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1pt" fo:language="de" fo:country="AT" style:font-family-asian="Calibri" style:font-size-asian="11pt" style:font-family-complex="Calibri" style:font-size-complex="11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axis-label-position="outside-start" chart:tick-mark-position="at-axis"/>
      <style:graphic-properties svg:stroke-width="0.009cm" svg:stroke-color="#80808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1pt" fo:language="de" fo:country="AT" style:font-family-asian="Calibri" style:font-size-asian="11pt" style:font-family-complex="Calibri" style:font-size-complex="11pt"/>
    </style:style>
    <style:style style:name="ch8" style:family="chart">
      <style:graphic-properties svg:stroke-width="0.009cm" svg:stroke-color="#808080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4f81bd"/>
      <style:text-properties fo:color="#000000" style:text-position="0% 100%" fo:font-family="Calibri" fo:font-size="11pt" style:font-family-asian="Calibri" style:font-size-asian="11pt" style:font-family-complex="Calibri" style:font-size-complex="11pt"/>
    </style:style>
    <style:style style:name="ch10" style:family="chart">
      <style:graphic-properties svg:stroke-width="0.071cm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6.42cm" svg:height="12.739cm" xlink:href=".." xlink:type="simple" chart:class="chart:bar" chart:style-name="ch1">
        <chart:title svg:x="9.034cm" svg:y="0.668cm" chart:style-name="ch2">
          <text:p>Zeitaufwand / Pruggmayer </text:p>
        </chart:title>
        <chart:plot-area chart:style-name="ch3" table:cell-range-address="Wochenstunden.C10:Wochenstunden.D62" chart:data-source-has-labels="both" svg:x="1.261cm" svg:y="2.189cm" svg:width="24.748cm" svg:height="10.097cm">
          <chart:coordinate-region svg:x="1.935cm" svg:y="2.388cm" svg:width="24.074cm" svg:height="8.973cm"/>
          <chart:axis chart:dimension="x" chart:name="primary-x" chart:style-name="ch4" chartooo:axis-type="auto">
            <chartooo:date-scale/>
            <chart:title svg:x="10.588cm" svg:y="12.031cm" chart:style-name="ch5">
              <text:p>Kalenderwochen 2020 / 2021</text:p>
            </chart:title>
            <chart:categories table:cell-range-address="Wochenstunden.C10:Wochenstunden.C62"/>
          </chart:axis>
          <chart:axis chart:dimension="y" chart:name="primary-y" chart:style-name="ch6">
            <chart:title svg:x="0.025cm" svg:y="8.048cm" chart:style-name="ch7">
              <text:p>Zeit [h]</text:p>
            </chart:title>
            <chart:grid chart:style-name="ch8" chart:class="major"/>
          </chart:axis>
          <chart:series chart:style-name="ch9" chart:values-cell-range-address="Wochenstunden.D10:Wochenstunden.D62" chart:label-cell-address="Wochenstunden.D10:Wochenstunden.D10" chart:class="chart:bar"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beitszeit:</text:p>
                <draw:g>
                  <svg:desc>Wochenstunden.D10:Wochenstunden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che:</text:p>
                <draw:g>
                  <svg:desc>Wochenstunden.C10:Wochenstunden.C62</svg:desc>
                </draw:g>
              </table:table-cell>
              <table:table-cell office:value-type="float" office:value="NaN">
                <text:p>NaN</text:p>
                <draw:g>
                  <svg:desc>Wochenstunden.D10:Wochenstunden.D62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.9166666666667">
                <text:p>10.91666666666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